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764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2.339in"/>
    </style:style>
    <style:style style:name="co4" style:family="table-column">
      <style:table-column-properties fo:break-before="auto" style:column-width="2.3917in"/>
    </style:style>
    <style:style style:name="co5" style:family="table-column">
      <style:table-column-properties fo:break-before="auto" style:column-width="3.472in"/>
    </style:style>
    <style:style style:name="co6" style:family="table-column">
      <style:table-column-properties fo:break-before="auto" style:column-width="2.7811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1.9839in"/>
    </style:style>
    <style:style style:name="co9" style:family="table-column">
      <style:table-column-properties fo:break-before="auto" style:column-width="2.1083in"/>
    </style:style>
    <style:style style:name="co10" style:family="table-column">
      <style:table-column-properties fo:break-before="auto" style:column-width="1.9134in"/>
    </style:style>
    <style:style style:name="co11" style:family="table-column">
      <style:table-column-properties fo:break-before="auto" style:column-width="2.2146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2.3744in"/>
    </style:style>
    <style:style style:name="co14" style:family="table-column">
      <style:table-column-properties fo:break-before="auto" style:column-width="2.6217in"/>
    </style:style>
    <style:style style:name="co15" style:family="table-column">
      <style:table-column-properties fo:break-before="auto" style:column-width="2.249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Spec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24">
      <style:table-cell-properties style:rotation-align="none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02" table:default-cell-style-name="Default"/>
        <table:table-row table:style-name="ro1">
          <table:table-cell office:value-type="string" calcext:value-type="string">
            <text:p>Dense Matrix Multiplicatio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 Transpose</text:p>
          </table:table-cell>
          <table:table-cell office:value-type="string" calcext:value-type="string">
            <text:p>B Transpose</text:p>
          </table:table-cell>
          <table:table-cell/>
          <table:table-cell office:value-type="string" calcext:value-type="string">
            <text:p>Time (msec)</text:p>
          </table:table-cell>
          <table:table-cell office:value-type="string" calcext:value-type="string">
            <text:p>TERAFLOP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05" calcext:value-type="float">
            <text:p>0.05</text:p>
          </table:table-cell>
          <table:table-cell table:style-name="ce2" table:formula="of:=(2*[.C2]*[.D2]*[.E2])/([.I2]/1000)/10^12" office:value-type="float" office:value="1.982464" calcext:value-type="float">
            <text:p>1.9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13" calcext:value-type="float">
            <text:p>0.11</text:p>
          </table:table-cell>
          <table:table-cell table:style-name="ce2" table:formula="of:=(2*[.C3]*[.D3]*[.E3])/([.I3]/1000)/10^12" office:value-type="float" office:value="1.75439292035398" calcext:value-type="float">
            <text:p>1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63" calcext:value-type="float">
            <text:p>0.16</text:p>
          </table:table-cell>
          <table:table-cell table:style-name="ce2" table:formula="of:=(2*[.C4]*[.D4]*[.E4])/([.I4]/1000)/10^12" office:value-type="float" office:value="2.43247116564417" calcext:value-type="float">
            <text:p>2.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7" calcext:value-type="float">
            <text:p>0.17</text:p>
          </table:table-cell>
          <table:table-cell table:style-name="ce2" table:formula="of:=(2*[.C5]*[.D5]*[.E5])/([.I5]/1000)/10^12" office:value-type="float" office:value="4.66462117647059" calcext:value-type="float">
            <text:p>4.66</text:p>
          </table:table-cell>
          <table:table-cell table:number-columns-repeated="1014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4.474" calcext:value-type="float">
            <text:p>4.47</text:p>
          </table:table-cell>
          <table:table-cell table:style-name="ce2" table:formula="of:=(2*[.C6]*[.D6]*[.E6])/([.I6]/1000)/10^12" office:value-type="float" office:value="9.69298167188198" calcext:value-type="float">
            <text:p>9.69</text:p>
          </table:table-cell>
          <table:table-cell table:number-columns-repeated="1014"/>
        </table:table-row>
        <table:table-row table:style-name="ro1">
          <table:table-cell office:value-type="float" office:value="0.132" calcext:value-type="float">
            <text:p>0.13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094" calcext:value-type="float">
            <text:p>0.09</text:p>
          </table:table-cell>
          <table:table-cell table:style-name="ce2" table:formula="of:=(2*[.C7]*[.D7]*[.E7])/([.I7]/1000)/10^12" office:value-type="float" office:value="1.42784817021277" calcext:value-type="float">
            <text:p>1.43</text:p>
          </table:table-cell>
          <table:table-cell table:number-columns-repeated="1014"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13" calcext:value-type="float">
            <text:p>0.11</text:p>
          </table:table-cell>
          <table:table-cell table:style-name="ce2" table:formula="of:=(2*[.C8]*[.D8]*[.E8])/([.I8]/1000)/10^12" office:value-type="float" office:value="2.37553500884956" calcext:value-type="float">
            <text:p>2.3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222" calcext:value-type="float">
            <text:p>0.22</text:p>
          </table:table-cell>
          <table:table-cell table:style-name="ce2" table:formula="of:=(2*[.C9]*[.D9]*[.E9])/([.I9]/1000)/10^12" office:value-type="float" office:value="2.41833744144144" calcext:value-type="float">
            <text:p>2.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82" calcext:value-type="float">
            <text:p>0.18</text:p>
          </table:table-cell>
          <table:table-cell table:style-name="ce2" table:formula="of:=(2*[.C10]*[.D10]*[.E10])/([.I10]/1000)/10^12" office:value-type="float" office:value="5.89968035164835" calcext:value-type="float">
            <text:p>5.9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5.44" calcext:value-type="float">
            <text:p>5.44</text:p>
          </table:table-cell>
          <table:table-cell table:style-name="ce2" table:formula="of:=(2*[.C11]*[.D11]*[.E11])/([.I11]/1000)/10^12" office:value-type="float" office:value="10.7941647058824" calcext:value-type="float">
            <text:p>10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63" calcext:value-type="float">
            <text:p>0.16</text:p>
          </table:table-cell>
          <table:table-cell table:style-name="ce2" table:formula="of:=(2*[.C12]*[.D12]*[.E12])/([.I12]/1000)/10^12" office:value-type="float" office:value="1.2865963190184" calcext:value-type="float">
            <text:p>1.2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72" calcext:value-type="float">
            <text:p>0.17</text:p>
          </table:table-cell>
          <table:table-cell table:style-name="ce2" table:formula="of:=(2*[.C13]*[.D13]*[.E13])/([.I13]/1000)/10^12" office:value-type="float" office:value="2.4385488372093" calcext:value-type="float">
            <text:p>2.4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278" calcext:value-type="float">
            <text:p>0.28</text:p>
          </table:table-cell>
          <table:table-cell table:style-name="ce2" table:formula="of:=(2*[.C14]*[.D14]*[.E14])/([.I14]/1000)/10^12" office:value-type="float" office:value="3.01748489208633" calcext:value-type="float">
            <text:p>3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238" calcext:value-type="float">
            <text:p>0.24</text:p>
          </table:table-cell>
          <table:table-cell table:style-name="ce2" table:formula="of:=(2*[.C15]*[.D15]*[.E15])/([.I15]/1000)/10^12" office:value-type="float" office:value="7.04925042016807" calcext:value-type="float">
            <text:p>7.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9.294" calcext:value-type="float">
            <text:p>9.29</text:p>
          </table:table-cell>
          <table:table-cell table:style-name="ce2" table:formula="of:=(2*[.C16]*[.D16]*[.E16])/([.I16]/1000)/10^12" office:value-type="float" office:value="9.87200344308156" calcext:value-type="float">
            <text:p>9.8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489" calcext:value-type="float">
            <text:p>0.49</text:p>
          </table:table-cell>
          <table:table-cell table:style-name="ce2" table:formula="of:=(2*[.C17]*[.D17]*[.E17])/([.I17]/1000)/10^12" office:value-type="float" office:value="1.09789552556237" calcext:value-type="float">
            <text:p>1.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405" calcext:value-type="float">
            <text:p>0.41</text:p>
          </table:table-cell>
          <table:table-cell table:style-name="ce2" table:formula="of:=(2*[.C18]*[.D18]*[.E18])/([.I18]/1000)/10^12" office:value-type="float" office:value="2.65121438024691" calcext:value-type="float">
            <text:p>2.6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442" calcext:value-type="float">
            <text:p>0.44</text:p>
          </table:table-cell>
          <table:table-cell table:style-name="ce2" table:formula="of:=(2*[.C19]*[.D19]*[.E19])/([.I19]/1000)/10^12" office:value-type="float" office:value="4.85856028959276" calcext:value-type="float">
            <text:p>4.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534" calcext:value-type="float">
            <text:p>0.53</text:p>
          </table:table-cell>
          <table:table-cell table:style-name="ce2" table:formula="of:=(2*[.C20]*[.D20]*[.E20])/([.I20]/1000)/10^12" office:value-type="float" office:value="8.043009917603" calcext:value-type="float">
            <text:p>8.0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24.116" calcext:value-type="float">
            <text:p>24.12</text:p>
          </table:table-cell>
          <table:table-cell table:style-name="ce2" table:formula="of:=(2*[.C21]*[.D21]*[.E21])/([.I21]/1000)/10^12" office:value-type="float" office:value="9.73963443357108" calcext:value-type="float">
            <text:p>9.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48" calcext:value-type="float">
            <text:p>0.15</text:p>
          </table:table-cell>
          <table:table-cell table:style-name="ce2" table:formula="of:=(2*[.C22]*[.D22]*[.E22])/([.I22]/1000)/10^12" office:value-type="float" office:value="0.669751351351351" calcext:value-type="float">
            <text:p>0.6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22" calcext:value-type="float">
            <text:p>0.12</text:p>
          </table:table-cell>
          <table:table-cell table:style-name="ce2" table:formula="of:=(2*[.C23]*[.D23]*[.E23])/([.I23]/1000)/10^12" office:value-type="float" office:value="1.62497049180328" calcext:value-type="float">
            <text:p>1.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44" calcext:value-type="float">
            <text:p>0.14</text:p>
          </table:table-cell>
          <table:table-cell table:style-name="ce2" table:formula="of:=(2*[.C24]*[.D24]*[.E24])/([.I24]/1000)/10^12" office:value-type="float" office:value="2.75342222222222" calcext:value-type="float">
            <text:p>2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74" calcext:value-type="float">
            <text:p>0.27</text:p>
          </table:table-cell>
          <table:table-cell table:style-name="ce2" table:formula="of:=(2*[.C25]*[.D25]*[.E25])/([.I25]/1000)/10^12" office:value-type="float" office:value="2.89410802919708" calcext:value-type="float">
            <text:p>2.8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4.889" calcext:value-type="float">
            <text:p>4.89</text:p>
          </table:table-cell>
          <table:table-cell table:style-name="ce2" table:formula="of:=(2*[.C26]*[.D26]*[.E26])/([.I26]/1000)/10^12" office:value-type="float" office:value="8.87019840458171" calcext:value-type="float">
            <text:p>8.8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41" calcext:value-type="float">
            <text:p>0.14</text:p>
          </table:table-cell>
          <table:table-cell table:style-name="ce2" table:formula="of:=(2*[.C27]*[.D27]*[.E27])/([.I27]/1000)/10^12" office:value-type="float" office:value="0.951898780141844" calcext:value-type="float">
            <text:p>0.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097" calcext:value-type="float">
            <text:p>0.10</text:p>
          </table:table-cell>
          <table:table-cell table:style-name="ce2" table:formula="of:=(2*[.C28]*[.D28]*[.E28])/([.I28]/1000)/10^12" office:value-type="float" office:value="2.76737583505155" calcext:value-type="float">
            <text:p>2.7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16" calcext:value-type="float">
            <text:p>0.22</text:p>
          </table:table-cell>
          <table:table-cell table:style-name="ce2" table:formula="of:=(2*[.C29]*[.D29]*[.E29])/([.I29]/1000)/10^12" office:value-type="float" office:value="2.48551348148148" calcext:value-type="float">
            <text:p>2.4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table:style-name="ce2" table:formula="of:=(2*[.C30]*[.D30]*[.E30])/([.I30]/1000)/10^12" office:value-type="float" office:value="4.294967296" calcext:value-type="float">
            <text:p>4.2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6.072" calcext:value-type="float">
            <text:p>6.07</text:p>
          </table:table-cell>
          <table:table-cell table:style-name="ce2" table:formula="of:=(2*[.C31]*[.D31]*[.E31])/([.I31]/1000)/10^12" office:value-type="float" office:value="9.67066139657444" calcext:value-type="float">
            <text:p>9.6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94" calcext:value-type="float">
            <text:p>0.29</text:p>
          </table:table-cell>
          <table:table-cell table:style-name="ce2" table:formula="of:=(2*[.C32]*[.D32]*[.E32])/([.I32]/1000)/10^12" office:value-type="float" office:value="0.713317006802721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39" calcext:value-type="float">
            <text:p>0.24</text:p>
          </table:table-cell>
          <table:table-cell table:style-name="ce2" table:formula="of:=(2*[.C33]*[.D33]*[.E33])/([.I33]/1000)/10^12" office:value-type="float" office:value="1.75493891213389" calcext:value-type="float">
            <text:p>1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339" calcext:value-type="float">
            <text:p>0.34</text:p>
          </table:table-cell>
          <table:table-cell table:style-name="ce2" table:formula="of:=(2*[.C34]*[.D34]*[.E34])/([.I34]/1000)/10^12" office:value-type="float" office:value="2.47451563421829" calcext:value-type="float">
            <text:p>2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573" calcext:value-type="float">
            <text:p>0.57</text:p>
          </table:table-cell>
          <table:table-cell table:style-name="ce2" table:formula="of:=(2*[.C35]*[.D35]*[.E35])/([.I35]/1000)/10^12" office:value-type="float" office:value="2.92796090750436" calcext:value-type="float">
            <text:p>2.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19.207" calcext:value-type="float">
            <text:p>19.21</text:p>
          </table:table-cell>
          <table:table-cell table:style-name="ce2" table:formula="of:=(2*[.C36]*[.D36]*[.E36])/([.I36]/1000)/10^12" office:value-type="float" office:value="4.77692507939814" calcext:value-type="float">
            <text:p>4.7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48" calcext:value-type="float">
            <text:p>0.48</text:p>
          </table:table-cell>
          <table:table-cell table:style-name="ce2" table:formula="of:=(2*[.C37]*[.D37]*[.E37])/([.I37]/1000)/10^12" office:value-type="float" office:value="1.11848106666667" calcext:value-type="float">
            <text:p>1.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368" calcext:value-type="float">
            <text:p>0.37</text:p>
          </table:table-cell>
          <table:table-cell table:style-name="ce2" table:formula="of:=(2*[.C38]*[.D38]*[.E38])/([.I38]/1000)/10^12" office:value-type="float" office:value="2.91777669565217" calcext:value-type="float">
            <text:p>2.9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771" calcext:value-type="float">
            <text:p>0.77</text:p>
          </table:table-cell>
          <table:table-cell table:style-name="ce2" table:formula="of:=(2*[.C39]*[.D39]*[.E39])/([.I39]/1000)/10^12" office:value-type="float" office:value="2.78532250064851" calcext:value-type="float">
            <text:p>2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659" calcext:value-type="float">
            <text:p>0.66</text:p>
          </table:table-cell>
          <table:table-cell table:style-name="ce2" table:formula="of:=(2*[.C40]*[.D40]*[.E40])/([.I40]/1000)/10^12" office:value-type="float" office:value="6.51740105614568" calcext:value-type="float">
            <text:p>6.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61.235" calcext:value-type="float">
            <text:p>61.24</text:p>
          </table:table-cell>
          <table:table-cell table:style-name="ce2" table:formula="of:=(2*[.C41]*[.D41]*[.E41])/([.I41]/1000)/10^12" office:value-type="float" office:value="3.83573159141014" calcext:value-type="float">
            <text:p>3.8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(both matrices are 2560x7133)</text:p>
          </table:table-cell>
          <table:table-cell table:style-name="ce2" office:value-type="float" office:value="4.642" calcext:value-type="float">
            <text:p>4.64</text:p>
          </table:table-cell>
          <table:table-cell table:style-name="ce2" table:formula="of:=(2*[.C42]*[.D42]*[.E42])/([.I42]/1000)/10^12" office:value-type="float" office:value="9.51968151658768" calcext:value-type="float">
            <text:p>9.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7133" calcext:value-type="float">
            <text:p>713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5.851" calcext:value-type="float">
            <text:p>5.85</text:p>
          </table:table-cell>
          <table:table-cell table:style-name="ce2" table:formula="of:=(2*[.C43]*[.D43]*[.E43])/([.I43]/1000)/10^12" office:value-type="float" office:value="10.2266178198599" calcext:value-type="float">
            <text:p>10.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7133" calcext:value-type="float">
            <text:p>713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9.661" calcext:value-type="float">
            <text:p>9.66</text:p>
          </table:table-cell>
          <table:table-cell table:style-name="ce2" table:formula="of:=(2*[.C44]*[.D44]*[.E44])/([.I44]/1000)/10^12" office:value-type="float" office:value="9.67743065935204" calcext:value-type="float">
            <text:p>9.6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7133" calcext:value-type="float">
            <text:p>7133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/>
          <table:table-cell table:style-name="ce2" office:value-type="float" office:value="25.188" calcext:value-type="float">
            <text:p>25.19</text:p>
          </table:table-cell>
          <table:table-cell table:style-name="ce2" table:formula="of:=(2*[.C45]*[.D45]*[.E45])/([.I45]/1000)/10^12" office:value-type="float" office:value="9.50229329267905" calcext:value-type="float">
            <text:p>9.50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18.167" calcext:value-type="float">
            <text:p>18.17</text:p>
          </table:table-cell>
          <table:table-cell table:style-name="ce2" table:formula="of:=(2*[.C48]*[.D48]*[.E48])/([.I48]/1000)/10^12" office:value-type="float" office:value="9.05844902955909" calcext:value-type="float">
            <text:p>9.0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1.038" calcext:value-type="float">
            <text:p>1.04</text:p>
          </table:table-cell>
          <table:table-cell table:style-name="ce2" table:formula="of:=(2*[.C49]*[.D49]*[.E49])/([.I49]/1000)/10^12" office:value-type="float" office:value="1.00375953757225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20.949" calcext:value-type="float">
            <text:p>20.95</text:p>
          </table:table-cell>
          <table:table-cell table:style-name="ce2" table:formula="of:=(2*[.C50]*[.D50]*[.E50])/([.I50]/1000)/10^12" office:value-type="float" office:value="9.14094401145639" calcext:value-type="float">
            <text:p>9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595" calcext:value-type="float">
            <text:p>0.60</text:p>
          </table:table-cell>
          <table:table-cell table:style-name="ce2" table:formula="of:=(2*[.C51]*[.D51]*[.E51])/([.I51]/1000)/10^12" office:value-type="float" office:value="2.03763952941176" calcext:value-type="float">
            <text:p>2.0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26.272" calcext:value-type="float">
            <text:p>26.27</text:p>
          </table:table-cell>
          <table:table-cell table:style-name="ce2" table:formula="of:=(2*[.C52]*[.D52]*[.E52])/([.I52]/1000)/10^12" office:value-type="float" office:value="9.11110859926919" calcext:value-type="float">
            <text:p>9.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1.428" calcext:value-type="float">
            <text:p>1.43</text:p>
          </table:table-cell>
          <table:table-cell table:style-name="ce2" table:formula="of:=(2*[.C53]*[.D53]*[.E53])/([.I53]/1000)/10^12" office:value-type="float" office:value="1.06127058823529" calcext:value-type="float">
            <text:p>1.0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41.914" calcext:value-type="float">
            <text:p>41.91</text:p>
          </table:table-cell>
          <table:table-cell table:style-name="ce2" table:formula="of:=(2*[.C54]*[.D54]*[.E54])/([.I54]/1000)/10^12" office:value-type="float" office:value="9.13745460208999" calcext:value-type="float">
            <text:p>9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1.197" calcext:value-type="float">
            <text:p>1.20</text:p>
          </table:table-cell>
          <table:table-cell table:style-name="ce2" table:formula="of:=(2*[.C55]*[.D55]*[.E55])/([.I55]/1000)/10^12" office:value-type="float" office:value="2.02572350877193" calcext:value-type="float">
            <text:p>2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3.685" calcext:value-type="float">
            <text:p>33.69</text:p>
          </table:table-cell>
          <table:table-cell table:style-name="ce2" table:formula="of:=(2*[.C56]*[.D56]*[.E56])/([.I56]/1000)/10^12" office:value-type="float" office:value="4.88540429033695" calcext:value-type="float">
            <text:p>4.8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368" calcext:value-type="float">
            <text:p>0.37</text:p>
          </table:table-cell>
          <table:table-cell table:style-name="ce2" table:formula="of:=(2*[.C57]*[.D57]*[.E57])/([.I57]/1000)/10^12" office:value-type="float" office:value="2.83125652173913" calcext:value-type="float">
            <text:p>2.8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52.084" calcext:value-type="float">
            <text:p>52.08</text:p>
          </table:table-cell>
          <table:table-cell table:style-name="ce2" table:formula="of:=(2*[.C58]*[.D58]*[.E58])/([.I58]/1000)/10^12" office:value-type="float" office:value="3.67663075216957" calcext:value-type="float">
            <text:p>3.6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422" calcext:value-type="float">
            <text:p>0.42</text:p>
          </table:table-cell>
          <table:table-cell table:style-name="ce2" table:formula="of:=(2*[.C59]*[.D59]*[.E59])/([.I59]/1000)/10^12" office:value-type="float" office:value="2.87297516587678" calcext:value-type="float">
            <text:p>2.8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126.729" calcext:value-type="float">
            <text:p>126.73</text:p>
          </table:table-cell>
          <table:table-cell table:style-name="ce2" table:formula="of:=(2*[.C60]*[.D60]*[.E60])/([.I60]/1000)/10^12" office:value-type="float" office:value="1.88881033638709" calcext:value-type="float">
            <text:p>1.8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535" calcext:value-type="float">
            <text:p>0.54</text:p>
          </table:table-cell>
          <table:table-cell table:style-name="ce2" table:formula="of:=(2*[.C61]*[.D61]*[.E61])/([.I61]/1000)/10^12" office:value-type="float" office:value="2.83269981308411" calcext:value-type="float">
            <text:p>2.8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213.83" calcext:value-type="float">
            <text:p>213.83</text:p>
          </table:table-cell>
          <table:table-cell table:style-name="ce2" table:formula="of:=(2*[.C62]*[.D62]*[.E62])/([.I62]/1000)/10^12" office:value-type="float" office:value="1.79108297335266" calcext:value-type="float">
            <text:p>1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839" calcext:value-type="float">
            <text:p>0.84</text:p>
          </table:table-cell>
          <table:table-cell table:style-name="ce2" table:formula="of:=(2*[.C63]*[.D63]*[.E63])/([.I63]/1000)/10^12" office:value-type="float" office:value="2.89009659117998" calcext:value-type="float">
            <text:p>2.8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877" calcext:value-type="float">
            <text:p>0.88</text:p>
          </table:table-cell>
          <table:table-cell table:style-name="ce2" table:formula="of:=(2*[.C65]*[.D65]*[.E65])/([.I65]/1000)/10^12" office:value-type="float" office:value="0.717383808437856" calcext:value-type="float">
            <text:p>0.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412" calcext:value-type="float">
            <text:p>0.41</text:p>
          </table:table-cell>
          <table:table-cell table:style-name="ce2" table:formula="of:=(2*[.C66]*[.D66]*[.E66])/([.I66]/1000)/10^12" office:value-type="float" office:value="3.05410485436893" calcext:value-type="float">
            <text:p>3.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424" calcext:value-type="float">
            <text:p>0.42</text:p>
          </table:table-cell>
          <table:table-cell table:style-name="ce2" table:formula="of:=(2*[.C67]*[.D67]*[.E67])/([.I67]/1000)/10^12" office:value-type="float" office:value="5.9353358490566" calcext:value-type="float">
            <text:p>5.9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652" calcext:value-type="float">
            <text:p>0.65</text:p>
          </table:table-cell>
          <table:table-cell table:style-name="ce2" table:formula="of:=(2*[.C68]*[.D68]*[.E68])/([.I68]/1000)/10^12" office:value-type="float" office:value="7.71957791411043" calcext:value-type="float">
            <text:p>7.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837" calcext:value-type="float">
            <text:p>0.84</text:p>
          </table:table-cell>
          <table:table-cell table:style-name="ce2" table:formula="of:=(2*[.C69]*[.D69]*[.E69])/([.I69]/1000)/10^12" office:value-type="float" office:value="0.751667383512545" calcext:value-type="float">
            <text:p>0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678" calcext:value-type="float">
            <text:p>0.68</text:p>
          </table:table-cell>
          <table:table-cell table:style-name="ce2" table:formula="of:=(2*[.C70]*[.D70]*[.E70])/([.I70]/1000)/10^12" office:value-type="float" office:value="1.85588672566372" calcext:value-type="float">
            <text:p>1.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1.035" calcext:value-type="float">
            <text:p>1.04</text:p>
          </table:table-cell>
          <table:table-cell table:style-name="ce2" table:formula="of:=(2*[.C71]*[.D71]*[.E71])/([.I71]/1000)/10^12" office:value-type="float" office:value="2.43148057971014" calcext:value-type="float">
            <text:p>2.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1.93" calcext:value-type="float">
            <text:p>1.93</text:p>
          </table:table-cell>
          <table:table-cell table:style-name="ce2" table:formula="of:=(2*[.C72]*[.D72]*[.E72])/([.I72]/1000)/10^12" office:value-type="float" office:value="2.60785740932642" calcext:value-type="float">
            <text:p>2.6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077" calcext:value-type="float">
            <text:p>0.08</text:p>
          </table:table-cell>
          <table:table-cell table:style-name="ce2" table:formula="of:=(2*[.C73]*[.D73]*[.E73])/([.I73]/1000)/10^12" office:value-type="float" office:value="1.30731553246753" calcext:value-type="float">
            <text:p>1.3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15" calcext:value-type="float">
            <text:p>0.12</text:p>
          </table:table-cell>
          <table:table-cell table:style-name="ce2" table:formula="of:=(2*[.C74]*[.D74]*[.E74])/([.I74]/1000)/10^12" office:value-type="float" office:value="1.7506660173913" calcext:value-type="float">
            <text:p>1.7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04" calcext:value-type="float">
            <text:p>0.10</text:p>
          </table:table-cell>
          <table:table-cell table:style-name="ce2" table:formula="of:=(2*[.C75]*[.D75]*[.E75])/([.I75]/1000)/10^12" office:value-type="float" office:value="3.87166523076923" calcext:value-type="float">
            <text:p>3.8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office:value-type="float" office:value="0.105" calcext:value-type="float">
            <text:p>0.11</text:p>
          </table:table-cell>
          <table:table-cell table:style-name="ce2" table:formula="of:=(2*[.C76]*[.D76]*[.E76])/([.I76]/1000)/10^12" office:value-type="float" office:value="7.66958445714286" calcext:value-type="float">
            <text:p>7.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29" calcext:value-type="float">
            <text:p>0.13</text:p>
          </table:table-cell>
          <table:table-cell table:style-name="ce2" table:formula="of:=(2*[.C77]*[.D77]*[.E77])/([.I77]/1000)/10^12" office:value-type="float" office:value="0.780335627906977" calcext:value-type="float">
            <text:p>0.7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084" calcext:value-type="float">
            <text:p>0.08</text:p>
          </table:table-cell>
          <table:table-cell table:style-name="ce2" table:formula="of:=(2*[.C78]*[.D78]*[.E78])/([.I78]/1000)/10^12" office:value-type="float" office:value="2.39674514285714" calcext:value-type="float">
            <text:p>2.4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132" calcext:value-type="float">
            <text:p>0.13</text:p>
          </table:table-cell>
          <table:table-cell table:style-name="ce2" table:formula="of:=(2*[.C79]*[.D79]*[.E79])/([.I79]/1000)/10^12" office:value-type="float" office:value="3.05040290909091" calcext:value-type="float">
            <text:p>3.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0.281" calcext:value-type="float">
            <text:p>0.28</text:p>
          </table:table-cell>
          <table:table-cell table:style-name="ce2" table:formula="of:=(2*[.C80]*[.D80]*[.E80])/([.I80]/1000)/10^12" office:value-type="float" office:value="2.86585896085409" calcext:value-type="float">
            <text:p>2.8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5.103" calcext:value-type="float">
            <text:p>5.10</text:p>
          </table:table-cell>
          <table:table-cell table:style-name="ce2" table:formula="of:=(2*[.C82]*[.D82]*[.E82])/([.I82]/1000)/10^12" office:value-type="float" office:value="9.16656385655497" calcext:value-type="float">
            <text:p>9.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22.809" calcext:value-type="float">
            <text:p>22.81</text:p>
          </table:table-cell>
          <table:table-cell table:style-name="ce2" table:formula="of:=(2*[.C83]*[.D83]*[.E83])/([.I83]/1000)/10^12" office:value-type="float" office:value="9.44897582533211" calcext:value-type="float">
            <text:p>9.45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_h</text:p>
          </table:table-cell>
          <table:table-cell office:value-type="string" calcext:value-type="string">
            <text:p>pad_w</text:p>
          </table:table-cell>
          <table:table-cell office:value-type="string" calcext:value-type="string">
            <text:p>Vertical stride</text:p>
          </table:table-cell>
          <table:table-cell office:value-type="string" calcext:value-type="string">
            <text:p>Horizontal stride</text:p>
          </table:table-cell>
          <table:table-cell office:value-type="string" calcext:value-type="string">
            <text:p>Forward (msec)</text:p>
          </table:table-cell>
          <table:table-cell office:value-type="string" calcext:value-type="string">
            <text:p>wrt Inputs (msec)</text:p>
          </table:table-cell>
          <table:table-cell office:value-type="string" calcext:value-type="string">
            <text:p>wrt Parameters (msec)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tal Time (msec)</text:p>
          </table:table-cell>
          <table:table-cell office:value-type="string" calcext:value-type="string">
            <text:p>FWD TERAFLOPS</text:p>
          </table:table-cell>
          <table:table-cell office:value-type="string" calcext:value-type="string">
            <text:p>BWD INPUTS TERAFLOPS</text:p>
          </table:table-cell>
          <table:table-cell office:value-type="string" calcext:value-type="string">
            <text:p>BWD PARMS TERAFLOPS</text:p>
          </table:table-cell>
          <table:table-cell office:value-type="string" calcext:value-type="string">
            <text:p>Forward Algorithm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134" calcext:value-type="float">
            <text:p>0.13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0.282" calcext:value-type="float">
            <text:p>0.28</text:p>
          </table:table-cell>
          <table:table-cell/>
          <table:table-cell table:style-name="ce4" table:formula="of:=([.D91]-[.H91]+1+2*[.J91])/[.L91]" office:value-type="float" office:value="78.5" calcext:value-type="float">
            <text:p>79</text:p>
          </table:table-cell>
          <table:table-cell table:style-name="ce4" table:formula="of:=([.C91]-[.I91]+1+2*[.K91])/[.M91]" office:value-type="float" office:value="340.5" calcext:value-type="float">
            <text:p>341</text:p>
          </table:table-cell>
          <table:table-cell table:style-name="ce2" table:formula="of:=[.N91]+[.P91]" office:value-type="float" office:value="0.416" calcext:value-type="float">
            <text:p>0.42</text:p>
          </table:table-cell>
          <table:table-cell table:style-name="ce2" table:formula="of:=(2*[.$R91]*[.$S91]*[.$F91]*[.$G91]*[.$E91]*[.$H91]*[.$I91])/([.N91]/1000)/10^12" office:value-type="float" office:value="5.10648358208955" calcext:value-type="float">
            <text:p>5.11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1]*[.$S91]*[.$F91]*[.$G91]*[.$E91]*[.$H91]*[.$I91])/([.P91]/1000)/10^12" office:value-type="float" office:value="2.42648510638298" calcext:value-type="float">
            <text:p>2.43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252" calcext:value-type="float">
            <text:p>0.25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0.529" calcext:value-type="float">
            <text:p>0.53</text:p>
          </table:table-cell>
          <table:table-cell/>
          <table:table-cell table:style-name="ce4" table:formula="of:=([.D92]-[.H92]+1+2*[.J92])/[.L92]" office:value-type="float" office:value="78.5" calcext:value-type="float">
            <text:p>79</text:p>
          </table:table-cell>
          <table:table-cell table:style-name="ce4" table:formula="of:=([.C92]-[.I92]+1+2*[.K92])/[.M92]" office:value-type="float" office:value="340.5" calcext:value-type="float">
            <text:p>341</text:p>
          </table:table-cell>
          <table:table-cell table:style-name="ce2" table:formula="of:=[.N92]+[.P92]" office:value-type="float" office:value="0.781" calcext:value-type="float">
            <text:p>0.78</text:p>
          </table:table-cell>
          <table:table-cell table:style-name="ce2" table:formula="of:=(2*[.$R92]*[.$S92]*[.$F92]*[.$G92]*[.$E92]*[.$H92]*[.$I92])/([.N92]/1000)/10^12" office:value-type="float" office:value="5.43070476190476" calcext:value-type="float">
            <text:p>5.43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2]*[.$S92]*[.$F92]*[.$G92]*[.$E92]*[.$H92]*[.$I92])/([.P92]/1000)/10^12" office:value-type="float" office:value="2.58702759924386" calcext:value-type="float">
            <text:p>2.59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448" calcext:value-type="float">
            <text:p>0.45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0.991" calcext:value-type="float">
            <text:p>0.99</text:p>
          </table:table-cell>
          <table:table-cell/>
          <table:table-cell table:style-name="ce4" table:formula="of:=([.D93]-[.H93]+1+2*[.J93])/[.L93]" office:value-type="float" office:value="78.5" calcext:value-type="float">
            <text:p>79</text:p>
          </table:table-cell>
          <table:table-cell table:style-name="ce4" table:formula="of:=([.C93]-[.I93]+1+2*[.K93])/[.M93]" office:value-type="float" office:value="340.5" calcext:value-type="float">
            <text:p>341</text:p>
          </table:table-cell>
          <table:table-cell table:style-name="ce2" table:formula="of:=[.N93]+[.P93]" office:value-type="float" office:value="1.439" calcext:value-type="float">
            <text:p>1.44</text:p>
          </table:table-cell>
          <table:table-cell table:style-name="ce2" table:formula="of:=(2*[.$R93]*[.$S93]*[.$F93]*[.$G93]*[.$E93]*[.$H93]*[.$I93])/([.N93]/1000)/10^12" office:value-type="float" office:value="6.10954285714286" calcext:value-type="float">
            <text:p>6.11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3]*[.$S93]*[.$F93]*[.$G93]*[.$E93]*[.$H93]*[.$I93])/([.P93]/1000)/10^12" office:value-type="float" office:value="2.76193259334006" calcext:value-type="float">
            <text:p>2.76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826" calcext:value-type="float">
            <text:p>0.83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2.155" calcext:value-type="float">
            <text:p>2.16</text:p>
          </table:table-cell>
          <table:table-cell/>
          <table:table-cell table:style-name="ce4" table:formula="of:=([.D94]-[.H94]+1+2*[.J94])/[.L94]" office:value-type="float" office:value="78.5" calcext:value-type="float">
            <text:p>79</text:p>
          </table:table-cell>
          <table:table-cell table:style-name="ce4" table:formula="of:=([.C94]-[.I94]+1+2*[.K94])/[.M94]" office:value-type="float" office:value="340.5" calcext:value-type="float">
            <text:p>341</text:p>
          </table:table-cell>
          <table:table-cell table:style-name="ce2" table:formula="of:=[.N94]+[.P94]" office:value-type="float" office:value="2.981" calcext:value-type="float">
            <text:p>2.98</text:p>
          </table:table-cell>
          <table:table-cell table:style-name="ce2" table:formula="of:=(2*[.$R94]*[.$S94]*[.$F94]*[.$G94]*[.$E94]*[.$H94]*[.$I94])/([.N94]/1000)/10^12" office:value-type="float" office:value="6.62730072639225" calcext:value-type="float">
            <text:p>6.63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4]*[.$S94]*[.$F94]*[.$G94]*[.$E94]*[.$H94]*[.$I94])/([.P94]/1000)/10^12" office:value-type="float" office:value="2.54020900232019" calcext:value-type="float">
            <text:p>2.54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1.476" calcext:value-type="float">
            <text:p>1.48</text:p>
          </table:table-cell>
          <table:table-cell table:style-name="ce2" office:value-type="float" office:value="0.453" calcext:value-type="float">
            <text:p>0.45</text:p>
          </table:table-cell>
          <table:table-cell/>
          <table:table-cell table:style-name="ce4" table:formula="of:=([.D95]-[.H95]+1+2*[.J95])/[.L95]" office:value-type="float" office:value="37.5" calcext:value-type="float">
            <text:p>38</text:p>
          </table:table-cell>
          <table:table-cell table:style-name="ce4" table:formula="of:=([.C95]-[.I95]+1+2*[.K95])/[.M95]" office:value-type="float" office:value="166" calcext:value-type="float">
            <text:p>166</text:p>
          </table:table-cell>
          <table:table-cell table:style-name="ce2" table:formula="of:=[.N95]+[.O95]+[.P95]" office:value-type="float" office:value="2.309" calcext:value-type="float">
            <text:p>2.31</text:p>
          </table:table-cell>
          <table:table-cell table:style-name="ce2" table:formula="of:=(2*[.$R95]*[.$S95]*[.$F95]*[.$G95]*[.$E95]*[.$H95]*[.$I95])/([.N95]/1000)/10^12" office:value-type="float" office:value="6.70989473684211" calcext:value-type="float">
            <text:p>6.71</text:p>
          </table:table-cell>
          <table:table-cell table:style-name="ce2" table:formula="of:=(2*[.$R95]*[.$S95]*[.$F95]*[.$G95]*[.$E95]*[.$H95]*[.$I95])/([.O95]/1000)/10^12" office:value-type="float" office:value="1.72747967479675" calcext:value-type="float">
            <text:p>1.73</text:p>
          </table:table-cell>
          <table:table-cell table:style-name="ce2" table:formula="of:=(2*[.$R95]*[.$S95]*[.$F95]*[.$G95]*[.$E95]*[.$H95]*[.$I95])/([.P95]/1000)/10^12" office:value-type="float" office:value="5.62860927152318" calcext:value-type="float">
            <text:p>5.63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645" calcext:value-type="float">
            <text:p>0.65</text:p>
          </table:table-cell>
          <table:table-cell table:style-name="ce2" office:value-type="float" office:value="2.978" calcext:value-type="float">
            <text:p>2.98</text:p>
          </table:table-cell>
          <table:table-cell table:style-name="ce2" office:value-type="float" office:value="0.901" calcext:value-type="float">
            <text:p>0.90</text:p>
          </table:table-cell>
          <table:table-cell/>
          <table:table-cell table:style-name="ce4" table:formula="of:=([.D96]-[.H96]+1+2*[.J96])/[.L96]" office:value-type="float" office:value="37.5" calcext:value-type="float">
            <text:p>38</text:p>
          </table:table-cell>
          <table:table-cell table:style-name="ce4" table:formula="of:=([.C96]-[.I96]+1+2*[.K96])/[.M96]" office:value-type="float" office:value="166" calcext:value-type="float">
            <text:p>166</text:p>
          </table:table-cell>
          <table:table-cell table:style-name="ce2" table:formula="of:=[.N96]+[.O96]+[.P96]" office:value-type="float" office:value="4.524" calcext:value-type="float">
            <text:p>4.52</text:p>
          </table:table-cell>
          <table:table-cell table:style-name="ce2" table:formula="of:=(2*[.$R96]*[.$S96]*[.$F96]*[.$G96]*[.$E96]*[.$H96]*[.$I96])/([.N96]/1000)/10^12" office:value-type="float" office:value="7.90623255813953" calcext:value-type="float">
            <text:p>7.91</text:p>
          </table:table-cell>
          <table:table-cell table:style-name="ce2" table:formula="of:=(2*[.$R96]*[.$S96]*[.$F96]*[.$G96]*[.$E96]*[.$H96]*[.$I96])/([.O96]/1000)/10^12" office:value-type="float" office:value="1.71239758226998" calcext:value-type="float">
            <text:p>1.71</text:p>
          </table:table-cell>
          <table:table-cell table:style-name="ce2" table:formula="of:=(2*[.$R96]*[.$S96]*[.$F96]*[.$G96]*[.$E96]*[.$H96]*[.$I96])/([.P96]/1000)/10^12" office:value-type="float" office:value="5.65984461709212" calcext:value-type="float">
            <text:p>5.66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.319" calcext:value-type="float">
            <text:p>1.32</text:p>
          </table:table-cell>
          <table:table-cell table:style-name="ce2" office:value-type="float" office:value="5.736" calcext:value-type="float">
            <text:p>5.74</text:p>
          </table:table-cell>
          <table:table-cell table:style-name="ce2" office:value-type="float" office:value="1.732" calcext:value-type="float">
            <text:p>1.73</text:p>
          </table:table-cell>
          <table:table-cell/>
          <table:table-cell table:style-name="ce4" table:formula="of:=([.D97]-[.H97]+1+2*[.J97])/[.L97]" office:value-type="float" office:value="37.5" calcext:value-type="float">
            <text:p>38</text:p>
          </table:table-cell>
          <table:table-cell table:style-name="ce4" table:formula="of:=([.C97]-[.I97]+1+2*[.K97])/[.M97]" office:value-type="float" office:value="166" calcext:value-type="float">
            <text:p>166</text:p>
          </table:table-cell>
          <table:table-cell table:style-name="ce2" table:formula="of:=[.N97]+[.O97]+[.P97]" office:value-type="float" office:value="8.787" calcext:value-type="float">
            <text:p>8.79</text:p>
          </table:table-cell>
          <table:table-cell table:style-name="ce2" table:formula="of:=(2*[.$R97]*[.$S97]*[.$F97]*[.$G97]*[.$E97]*[.$H97]*[.$I97])/([.N97]/1000)/10^12" office:value-type="float" office:value="7.7324033358605" calcext:value-type="float">
            <text:p>7.73</text:p>
          </table:table-cell>
          <table:table-cell table:style-name="ce2" table:formula="of:=(2*[.$R97]*[.$S97]*[.$F97]*[.$G97]*[.$E97]*[.$H97]*[.$I97])/([.O97]/1000)/10^12" office:value-type="float" office:value="1.77807531380753" calcext:value-type="float">
            <text:p>1.78</text:p>
          </table:table-cell>
          <table:table-cell table:style-name="ce2" table:formula="of:=(2*[.$R97]*[.$S97]*[.$F97]*[.$G97]*[.$E97]*[.$H97]*[.$I97])/([.P97]/1000)/10^12" office:value-type="float" office:value="5.88859122401848" calcext:value-type="float">
            <text:p>5.89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.692" calcext:value-type="float">
            <text:p>2.69</text:p>
          </table:table-cell>
          <table:table-cell table:style-name="ce2" office:value-type="float" office:value="11.332" calcext:value-type="float">
            <text:p>11.33</text:p>
          </table:table-cell>
          <table:table-cell table:style-name="ce2" office:value-type="float" office:value="3.396" calcext:value-type="float">
            <text:p>3.40</text:p>
          </table:table-cell>
          <table:table-cell/>
          <table:table-cell table:style-name="ce4" table:formula="of:=([.D98]-[.H98]+1+2*[.J98])/[.L98]" office:value-type="float" office:value="37.5" calcext:value-type="float">
            <text:p>38</text:p>
          </table:table-cell>
          <table:table-cell table:style-name="ce4" table:formula="of:=([.C98]-[.I98]+1+2*[.K98])/[.M98]" office:value-type="float" office:value="166" calcext:value-type="float">
            <text:p>166</text:p>
          </table:table-cell>
          <table:table-cell table:style-name="ce2" table:formula="of:=[.N98]+[.O98]+[.P98]" office:value-type="float" office:value="17.42" calcext:value-type="float">
            <text:p>17.42</text:p>
          </table:table-cell>
          <table:table-cell table:style-name="ce2" table:formula="of:=(2*[.$R98]*[.$S98]*[.$F98]*[.$G98]*[.$E98]*[.$H98]*[.$I98])/([.N98]/1000)/10^12" office:value-type="float" office:value="7.57729569093611" calcext:value-type="float">
            <text:p>7.58</text:p>
          </table:table-cell>
          <table:table-cell table:style-name="ce2" table:formula="of:=(2*[.$R98]*[.$S98]*[.$F98]*[.$G98]*[.$E98]*[.$H98]*[.$I98])/([.O98]/1000)/10^12" office:value-type="float" office:value="1.80004235792446" calcext:value-type="float">
            <text:p>1.80</text:p>
          </table:table-cell>
          <table:table-cell table:style-name="ce2" table:formula="of:=(2*[.$R98]*[.$S98]*[.$F98]*[.$G98]*[.$E98]*[.$H98]*[.$I98])/([.P98]/1000)/10^12" office:value-type="float" office:value="6.00650176678445" calcext:value-type="float">
            <text:p>6.01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19" calcext:value-type="float">
            <text:p>0.12</text:p>
          </table:table-cell>
          <table:table-cell table:style-name="ce2" office:value-type="float" office:value="0.361" calcext:value-type="float">
            <text:p>0.36</text:p>
          </table:table-cell>
          <table:table-cell table:style-name="ce2" office:value-type="float" office:value="0.412" calcext:value-type="float">
            <text:p>0.41</text:p>
          </table:table-cell>
          <table:table-cell/>
          <table:table-cell table:style-name="ce4" table:formula="of:=([.D99]-[.H99]+1+2*[.J99])/[.L99]" office:value-type="float" office:value="48" calcext:value-type="float">
            <text:p>48</text:p>
          </table:table-cell>
          <table:table-cell table:style-name="ce4" table:formula="of:=([.C99]-[.I99]+1+2*[.K99])/[.M99]" office:value-type="float" office:value="480" calcext:value-type="float">
            <text:p>480</text:p>
          </table:table-cell>
          <table:table-cell table:style-name="ce2" table:formula="of:=[.N99]+[.P99]" office:value-type="float" office:value="0.531" calcext:value-type="float">
            <text:p>0.53</text:p>
          </table:table-cell>
          <table:table-cell table:style-name="ce2" table:formula="of:=(2*[.$R99]*[.$S99]*[.$F99]*[.$G99]*[.$E99]*[.$H99]*[.$I99])/([.N99]/1000)/10^12" office:value-type="float" office:value="0.892170756302521" calcext:value-type="float">
            <text:p>0.89</text:p>
          </table:table-cell>
          <table:table-cell table:style-name="ce2" table:formula="of:=(2*[.$R99]*[.$S99]*[.$F99]*[.$G99]*[.$E99]*[.$H99]*[.$I99])/([.O99]/1000)/10^12" office:value-type="float" office:value="0.294095069252077" calcext:value-type="float">
            <text:p>0.29</text:p>
          </table:table-cell>
          <table:table-cell table:style-name="ce2" table:formula="of:=(2*[.$R99]*[.$S99]*[.$F99]*[.$G99]*[.$E99]*[.$H99]*[.$I99])/([.P99]/1000)/10^12" office:value-type="float" office:value="0.257690097087379" calcext:value-type="float">
            <text:p>0.26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42" calcext:value-type="float">
            <text:p>0.14</text:p>
          </table:table-cell>
          <table:table-cell table:style-name="ce2" office:value-type="float" office:value="0.169" calcext:value-type="float">
            <text:p>0.17</text:p>
          </table:table-cell>
          <table:table-cell table:style-name="ce2" office:value-type="float" office:value="0.502" calcext:value-type="float">
            <text:p>0.50</text:p>
          </table:table-cell>
          <table:table-cell/>
          <table:table-cell table:style-name="ce4" table:formula="of:=([.D100]-[.H100]+1+2*[.J100])/[.L100]" office:value-type="float" office:value="24" calcext:value-type="float">
            <text:p>24</text:p>
          </table:table-cell>
          <table:table-cell table:style-name="ce4" table:formula="of:=([.C100]-[.I100]+1+2*[.K100])/[.M100]" office:value-type="float" office:value="240" calcext:value-type="float">
            <text:p>240</text:p>
          </table:table-cell>
          <table:table-cell table:style-name="ce2" table:formula="of:=[.N100]+[.O100]+[.P100]" office:value-type="float" office:value="0.813" calcext:value-type="float">
            <text:p>0.81</text:p>
          </table:table-cell>
          <table:table-cell table:style-name="ce2" table:formula="of:=(2*[.$R100]*[.$S100]*[.$F100]*[.$G100]*[.$E100]*[.$H100]*[.$I100])/([.N100]/1000)/10^12" office:value-type="float" office:value="5.9813138028169" calcext:value-type="float">
            <text:p>5.98</text:p>
          </table:table-cell>
          <table:table-cell table:style-name="ce2" table:formula="of:=(2*[.$R100]*[.$S100]*[.$F100]*[.$G100]*[.$E100]*[.$H100]*[.$I100])/([.O100]/1000)/10^12" office:value-type="float" office:value="5.02571928994083" calcext:value-type="float">
            <text:p>5.03</text:p>
          </table:table-cell>
          <table:table-cell table:style-name="ce2" table:formula="of:=(2*[.$R100]*[.$S100]*[.$F100]*[.$G100]*[.$E100]*[.$H100]*[.$I100])/([.P100]/1000)/10^12" office:value-type="float" office:value="1.69192541832669" calcext:value-type="float">
            <text:p>1.69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16" calcext:value-type="float">
            <text:p>0.12</text:p>
          </table:table-cell>
          <table:table-cell table:style-name="ce2" office:value-type="float" office:value="0.084" calcext:value-type="float">
            <text:p>0.08</text:p>
          </table:table-cell>
          <table:table-cell table:style-name="ce2" office:value-type="float" office:value="0.329" calcext:value-type="float">
            <text:p>0.33</text:p>
          </table:table-cell>
          <table:table-cell/>
          <table:table-cell table:style-name="ce4" table:formula="of:=([.D101]-[.H101]+1+2*[.J101])/[.L101]" office:value-type="float" office:value="12" calcext:value-type="float">
            <text:p>12</text:p>
          </table:table-cell>
          <table:table-cell table:style-name="ce4" table:formula="of:=([.C101]-[.I101]+1+2*[.K101])/[.M101]" office:value-type="float" office:value="120" calcext:value-type="float">
            <text:p>120</text:p>
          </table:table-cell>
          <table:table-cell table:style-name="ce2" table:formula="of:=[.N101]+[.O101]+[.P101]" office:value-type="float" office:value="0.529" calcext:value-type="float">
            <text:p>0.53</text:p>
          </table:table-cell>
          <table:table-cell table:style-name="ce2" table:formula="of:=(2*[.$R101]*[.$S101]*[.$F101]*[.$G101]*[.$E101]*[.$H101]*[.$I101])/([.N101]/1000)/10^12" office:value-type="float" office:value="7.32195310344828" calcext:value-type="float">
            <text:p>7.32</text:p>
          </table:table-cell>
          <table:table-cell table:style-name="ce2" table:formula="of:=(2*[.$R101]*[.$S101]*[.$F101]*[.$G101]*[.$E101]*[.$H101]*[.$I101])/([.O101]/1000)/10^12" office:value-type="float" office:value="10.1112685714286" calcext:value-type="float">
            <text:p>10.11</text:p>
          </table:table-cell>
          <table:table-cell table:style-name="ce2" table:formula="of:=(2*[.$R101]*[.$S101]*[.$F101]*[.$G101]*[.$E101]*[.$H101]*[.$I101])/([.P101]/1000)/10^12" office:value-type="float" office:value="2.58160048632219" calcext:value-type="float">
            <text:p>2.58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18" calcext:value-type="float">
            <text:p>0.18</text:p>
          </table:table-cell>
          <table:table-cell/>
          <table:table-cell table:style-name="ce4" table:formula="of:=([.D102]-[.H102]+1+2*[.J102])/[.L102]" office:value-type="float" office:value="6" calcext:value-type="float">
            <text:p>6</text:p>
          </table:table-cell>
          <table:table-cell table:style-name="ce4" table:formula="of:=([.C102]-[.I102]+1+2*[.K102])/[.M102]" office:value-type="float" office:value="60" calcext:value-type="float">
            <text:p>60</text:p>
          </table:table-cell>
          <table:table-cell table:style-name="ce2" table:formula="of:=[.N102]+[.O102]+[.P102]" office:value-type="float" office:value="0.33" calcext:value-type="float">
            <text:p>0.33</text:p>
          </table:table-cell>
          <table:table-cell table:style-name="ce2" table:formula="of:=(2*[.$R102]*[.$S102]*[.$F102]*[.$G102]*[.$E102]*[.$H102]*[.$I102])/([.N102]/1000)/10^12" office:value-type="float" office:value="10.616832" calcext:value-type="float">
            <text:p>10.62</text:p>
          </table:table-cell>
          <table:table-cell table:style-name="ce2" table:formula="of:=(2*[.$R102]*[.$S102]*[.$F102]*[.$G102]*[.$E102]*[.$H102]*[.$I102])/([.O102]/1000)/10^12" office:value-type="float" office:value="12.1335222857143" calcext:value-type="float">
            <text:p>12.13</text:p>
          </table:table-cell>
          <table:table-cell table:style-name="ce2" table:formula="of:=(2*[.$R102]*[.$S102]*[.$F102]*[.$G102]*[.$E102]*[.$H102]*[.$I102])/([.P102]/1000)/10^12" office:value-type="float" office:value="4.718592" calcext:value-type="float">
            <text:p>4.72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036" calcext:value-type="float">
            <text:p>0.04</text:p>
          </table:table-cell>
          <table:table-cell table:style-name="ce2" office:value-type="float" office:value="0.077" calcext:value-type="float">
            <text:p>0.08</text:p>
          </table:table-cell>
          <table:table-cell table:style-name="ce2" office:value-type="float" office:value="0.1" calcext:value-type="float">
            <text:p>0.10</text:p>
          </table:table-cell>
          <table:table-cell/>
          <table:table-cell table:style-name="ce4" table:formula="of:=([.D103]-[.H103]+1+2*[.J103])/[.L103]" office:value-type="float" office:value="54" calcext:value-type="float">
            <text:p>54</text:p>
          </table:table-cell>
          <table:table-cell table:style-name="ce4" table:formula="of:=([.C103]-[.I103]+1+2*[.K103])/[.M103]" office:value-type="float" office:value="54" calcext:value-type="float">
            <text:p>54</text:p>
          </table:table-cell>
          <table:table-cell table:style-name="ce2" table:formula="of:=[.N103]+[.P103]" office:value-type="float" office:value="0.136" calcext:value-type="float">
            <text:p>0.14</text:p>
          </table:table-cell>
          <table:table-cell table:style-name="ce2" table:formula="of:=(2*[.$R103]*[.$S103]*[.$F103]*[.$G103]*[.$E103]*[.$H103]*[.$I103])/([.N103]/1000)/10^12" office:value-type="float" office:value="2.239488" calcext:value-type="float">
            <text:p>2.24</text:p>
          </table:table-cell>
          <table:table-cell table:style-name="ce2" table:formula="of:=(2*[.$R103]*[.$S103]*[.$F103]*[.$G103]*[.$E103]*[.$H103]*[.$I103])/([.O103]/1000)/10^12" office:value-type="float" office:value="1.04703335064935" calcext:value-type="float">
            <text:p>1.05</text:p>
          </table:table-cell>
          <table:table-cell table:style-name="ce2" table:formula="of:=(2*[.$R103]*[.$S103]*[.$F103]*[.$G103]*[.$E103]*[.$H103]*[.$I103])/([.P103]/1000)/10^12" office:value-type="float" office:value="0.80621568" calcext:value-type="float">
            <text:p>0.81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59" calcext:value-type="float">
            <text:p>0.16</text:p>
          </table:table-cell>
          <table:table-cell table:style-name="ce2" office:value-type="float" office:value="0.163" calcext:value-type="float">
            <text:p>0.16</text:p>
          </table:table-cell>
          <table:table-cell table:style-name="ce2" office:value-type="float" office:value="0.307" calcext:value-type="float">
            <text:p>0.31</text:p>
          </table:table-cell>
          <table:table-cell/>
          <table:table-cell table:style-name="ce4" table:formula="of:=([.D104]-[.H104]+1+2*[.J104])/[.L104]" office:value-type="float" office:value="54" calcext:value-type="float">
            <text:p>54</text:p>
          </table:table-cell>
          <table:table-cell table:style-name="ce4" table:formula="of:=([.C104]-[.I104]+1+2*[.K104])/[.M104]" office:value-type="float" office:value="54" calcext:value-type="float">
            <text:p>54</text:p>
          </table:table-cell>
          <table:table-cell table:style-name="ce2" table:formula="of:=[.N104]+[.O104]+[.P104]" office:value-type="float" office:value="0.629" calcext:value-type="float">
            <text:p>0.63</text:p>
          </table:table-cell>
          <table:table-cell table:style-name="ce2" table:formula="of:=(2*[.$R104]*[.$S104]*[.$F104]*[.$G104]*[.$E104]*[.$H104]*[.$I104])/([.N104]/1000)/10^12" office:value-type="float" office:value="10.8171495849057" calcext:value-type="float">
            <text:p>10.82</text:p>
          </table:table-cell>
          <table:table-cell table:style-name="ce2" table:formula="of:=(2*[.$R104]*[.$S104]*[.$F104]*[.$G104]*[.$E104]*[.$H104]*[.$I104])/([.O104]/1000)/10^12" office:value-type="float" office:value="10.5516980613497" calcext:value-type="float">
            <text:p>10.55</text:p>
          </table:table-cell>
          <table:table-cell table:style-name="ce2" table:formula="of:=(2*[.$R104]*[.$S104]*[.$F104]*[.$G104]*[.$E104]*[.$H104]*[.$I104])/([.P104]/1000)/10^12" office:value-type="float" office:value="5.60236737459283" calcext:value-type="float">
            <text:p>5.60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33" calcext:value-type="float">
            <text:p>0.13</text:p>
          </table:table-cell>
          <table:table-cell table:style-name="ce2" office:value-type="float" office:value="0.234" calcext:value-type="float">
            <text:p>0.23</text:p>
          </table:table-cell>
          <table:table-cell/>
          <table:table-cell table:style-name="ce4" table:formula="of:=([.D105]-[.H105]+1+2*[.J105])/[.L105]" office:value-type="float" office:value="27" calcext:value-type="float">
            <text:p>27</text:p>
          </table:table-cell>
          <table:table-cell table:style-name="ce4" table:formula="of:=([.C105]-[.I105]+1+2*[.K105])/[.M105]" office:value-type="float" office:value="27" calcext:value-type="float">
            <text:p>27</text:p>
          </table:table-cell>
          <table:table-cell table:style-name="ce2" table:formula="of:=[.N105]+[.O105]+[.P105]" office:value-type="float" office:value="0.497" calcext:value-type="float">
            <text:p>0.50</text:p>
          </table:table-cell>
          <table:table-cell table:style-name="ce2" table:formula="of:=(2*[.$R105]*[.$S105]*[.$F105]*[.$G105]*[.$E105]*[.$H105]*[.$I105])/([.N105]/1000)/10^12" office:value-type="float" office:value="13.2302060307692" calcext:value-type="float">
            <text:p>13.23</text:p>
          </table:table-cell>
          <table:table-cell table:style-name="ce2" table:formula="of:=(2*[.$R105]*[.$S105]*[.$F105]*[.$G105]*[.$E105]*[.$H105]*[.$I105])/([.O105]/1000)/10^12" office:value-type="float" office:value="12.9317803308271" calcext:value-type="float">
            <text:p>12.93</text:p>
          </table:table-cell>
          <table:table-cell table:style-name="ce2" table:formula="of:=(2*[.$R105]*[.$S105]*[.$F105]*[.$G105]*[.$E105]*[.$H105]*[.$I105])/([.P105]/1000)/10^12" office:value-type="float" office:value="7.35011446153846" calcext:value-type="float">
            <text:p>7.35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079" calcext:value-type="float">
            <text:p>0.08</text:p>
          </table:table-cell>
          <table:table-cell table:style-name="ce2" office:value-type="float" office:value="0.074" calcext:value-type="float">
            <text:p>0.07</text:p>
          </table:table-cell>
          <table:table-cell table:style-name="ce2" office:value-type="float" office:value="0.157" calcext:value-type="float">
            <text:p>0.16</text:p>
          </table:table-cell>
          <table:table-cell/>
          <table:table-cell table:style-name="ce4" table:formula="of:=([.D106]-[.H106]+1+2*[.J106])/[.L106]" office:value-type="float" office:value="14" calcext:value-type="float">
            <text:p>14</text:p>
          </table:table-cell>
          <table:table-cell table:style-name="ce4" table:formula="of:=([.C106]-[.I106]+1+2*[.K106])/[.M106]" office:value-type="float" office:value="14" calcext:value-type="float">
            <text:p>14</text:p>
          </table:table-cell>
          <table:table-cell table:style-name="ce2" table:formula="of:=[.N106]+[.O106]+[.P106]" office:value-type="float" office:value="0.31" calcext:value-type="float">
            <text:p>0.31</text:p>
          </table:table-cell>
          <table:table-cell table:style-name="ce2" table:formula="of:=(2*[.$R106]*[.$S106]*[.$F106]*[.$G106]*[.$E106]*[.$H106]*[.$I106])/([.N106]/1000)/10^12" office:value-type="float" office:value="11.7068864810127" calcext:value-type="float">
            <text:p>11.71</text:p>
          </table:table-cell>
          <table:table-cell table:style-name="ce2" table:formula="of:=(2*[.$R106]*[.$S106]*[.$F106]*[.$G106]*[.$E106]*[.$H106]*[.$I106])/([.O106]/1000)/10^12" office:value-type="float" office:value="12.4978923243243" calcext:value-type="float">
            <text:p>12.50</text:p>
          </table:table-cell>
          <table:table-cell table:style-name="ce2" table:formula="of:=(2*[.$R106]*[.$S106]*[.$F106]*[.$G106]*[.$E106]*[.$H106]*[.$I106])/([.P106]/1000)/10^12" office:value-type="float" office:value="5.89072631847134" calcext:value-type="float">
            <text:p>5.89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202" calcext:value-type="float">
            <text:p>0.20</text:p>
          </table:table-cell>
          <table:table-cell table:style-name="ce2" office:value-type="float" office:value="0.284" calcext:value-type="float">
            <text:p>0.28</text:p>
          </table:table-cell>
          <table:table-cell/>
          <table:table-cell table:style-name="ce4" table:formula="of:=([.D107]-[.H107]+1+2*[.J107])/[.L107]" office:value-type="float" office:value="7" calcext:value-type="float">
            <text:p>7</text:p>
          </table:table-cell>
          <table:table-cell table:style-name="ce4" table:formula="of:=([.C107]-[.I107]+1+2*[.K107])/[.M107]" office:value-type="float" office:value="7" calcext:value-type="float">
            <text:p>7</text:p>
          </table:table-cell>
          <table:table-cell table:style-name="ce2" table:formula="of:=[.N107]+[.O107]+[.P107]" office:value-type="float" office:value="0.676" calcext:value-type="float">
            <text:p>0.68</text:p>
          </table:table-cell>
          <table:table-cell table:style-name="ce2" table:formula="of:=(2*[.$R107]*[.$S107]*[.$F107]*[.$G107]*[.$E107]*[.$H107]*[.$I107])/([.N107]/1000)/10^12" office:value-type="float" office:value="4.86760016842105" calcext:value-type="float">
            <text:p>4.87</text:p>
          </table:table-cell>
          <table:table-cell table:style-name="ce2" table:formula="of:=(2*[.$R107]*[.$S107]*[.$F107]*[.$G107]*[.$E107]*[.$H107]*[.$I107])/([.O107]/1000)/10^12" office:value-type="float" office:value="4.5784358019802" calcext:value-type="float">
            <text:p>4.58</text:p>
          </table:table-cell>
          <table:table-cell table:style-name="ce2" table:formula="of:=(2*[.$R107]*[.$S107]*[.$F107]*[.$G107]*[.$E107]*[.$H107]*[.$I107])/([.P107]/1000)/10^12" office:value-type="float" office:value="3.25649307042254" calcext:value-type="float">
            <text:p>3.26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393" calcext:value-type="float">
            <text:p>0.39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1.606" calcext:value-type="float">
            <text:p>1.61</text:p>
          </table:table-cell>
          <table:table-cell/>
          <table:table-cell table:style-name="ce4" table:formula="of:=([.D108]-[.H108]+1+2*[.J108])/[.L108]" office:value-type="float" office:value="224" calcext:value-type="float">
            <text:p>224</text:p>
          </table:table-cell>
          <table:table-cell table:style-name="ce4" table:formula="of:=([.C108]-[.I108]+1+2*[.K108])/[.M108]" office:value-type="float" office:value="224" calcext:value-type="float">
            <text:p>224</text:p>
          </table:table-cell>
          <table:table-cell table:style-name="ce2" table:formula="of:=[.N108]+[.P108]" office:value-type="float" office:value="1.999" calcext:value-type="float">
            <text:p>2.00</text:p>
          </table:table-cell>
          <table:table-cell table:style-name="ce2" table:formula="of:=(2*[.$R108]*[.$S108]*[.$F108]*[.$G108]*[.$E108]*[.$H108]*[.$I108])/([.N108]/1000)/10^12" office:value-type="float" office:value="3.52993905343511" calcext:value-type="float">
            <text:p>3.53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08]*[.$S108]*[.$F108]*[.$G108]*[.$E108]*[.$H108]*[.$I108])/([.P108]/1000)/10^12" office:value-type="float" office:value="0.86380202241594" calcext:value-type="float">
            <text:p>0.86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892" calcext:value-type="float">
            <text:p>0.89</text:p>
          </table:table-cell>
          <table:table-cell table:style-name="ce2" office:value-type="float" office:value="1.842" calcext:value-type="float">
            <text:p>1.84</text:p>
          </table:table-cell>
          <table:table-cell/>
          <table:table-cell table:style-name="ce4" table:formula="of:=([.D109]-[.H109]+1+2*[.J109])/[.L109]" office:value-type="float" office:value="112" calcext:value-type="float">
            <text:p>112</text:p>
          </table:table-cell>
          <table:table-cell table:style-name="ce4" table:formula="of:=([.C109]-[.I109]+1+2*[.K109])/[.M109]" office:value-type="float" office:value="112" calcext:value-type="float">
            <text:p>112</text:p>
          </table:table-cell>
          <table:table-cell table:style-name="ce2" table:formula="of:=[.N109]+[.O109]+[.P109]" office:value-type="float" office:value="3.714" calcext:value-type="float">
            <text:p>3.71</text:p>
          </table:table-cell>
          <table:table-cell table:style-name="ce2" table:formula="of:=(2*[.$R109]*[.$S109]*[.$F109]*[.$G109]*[.$E109]*[.$H109]*[.$I109])/([.N109]/1000)/10^12" office:value-type="float" office:value="15.0994944" calcext:value-type="float">
            <text:p>15.10</text:p>
          </table:table-cell>
          <table:table-cell table:style-name="ce2" table:formula="of:=(2*[.$R109]*[.$S109]*[.$F109]*[.$G109]*[.$E109]*[.$H109]*[.$I109])/([.O109]/1000)/10^12" office:value-type="float" office:value="16.5891306188341" calcext:value-type="float">
            <text:p>16.59</text:p>
          </table:table-cell>
          <table:table-cell table:style-name="ce2" table:formula="of:=(2*[.$R109]*[.$S109]*[.$F109]*[.$G109]*[.$E109]*[.$H109]*[.$I109])/([.P109]/1000)/10^12" office:value-type="float" office:value="8.03339007166124" calcext:value-type="float">
            <text:p>8.03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112/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3.682" calcext:value-type="float">
            <text:p>3.68</text:p>
          </table:table-cell>
          <table:table-cell table:style-name="ce2" office:value-type="float" office:value="0.899" calcext:value-type="float">
            <text:p>0.90</text:p>
          </table:table-cell>
          <table:table-cell table:style-name="ce2" office:value-type="float" office:value="1.635" calcext:value-type="float">
            <text:p>1.64</text:p>
          </table:table-cell>
          <table:table-cell/>
          <table:table-cell table:style-name="ce4" table:formula="of:=([.D110]-[.H110]+1+2*[.J110])/[.L110]" office:value-type="float" office:value="56" calcext:value-type="float">
            <text:p>56</text:p>
          </table:table-cell>
          <table:table-cell table:style-name="ce4" table:formula="of:=([.C110]-[.I110]+1+2*[.K110])/[.M110]" office:value-type="float" office:value="56" calcext:value-type="float">
            <text:p>56</text:p>
          </table:table-cell>
          <table:table-cell table:style-name="ce2" table:formula="of:=[.N110]+[.O110]+[.P110]" office:value-type="float" office:value="6.216" calcext:value-type="float">
            <text:p>6.22</text:p>
          </table:table-cell>
          <table:table-cell table:style-name="ce2" table:formula="of:=(2*[.$R110]*[.$S110]*[.$F110]*[.$G110]*[.$E110]*[.$H110]*[.$I110])/([.N110]/1000)/10^12" office:value-type="float" office:value="4.0188768365019" calcext:value-type="float">
            <text:p>4.02</text:p>
          </table:table-cell>
          <table:table-cell table:style-name="ce2" table:formula="of:=(2*[.$R110]*[.$S110]*[.$F110]*[.$G110]*[.$E110]*[.$H110]*[.$I110])/([.O110]/1000)/10^12" office:value-type="float" office:value="16.4599605250278" calcext:value-type="float">
            <text:p>16.46</text:p>
          </table:table-cell>
          <table:table-cell table:style-name="ce2" table:formula="of:=(2*[.$R110]*[.$S110]*[.$F110]*[.$G110]*[.$E110]*[.$H110]*[.$I110])/([.P110]/1000)/10^12" office:value-type="float" office:value="9.05046147522936" calcext:value-type="float">
            <text:p>9.05</text:p>
          </table:table-cell>
          <table:table-cell table:style-name="ce1" office:value-type="string" calcext:value-type="string">
            <text:p>FFT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56/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977" calcext:value-type="float">
            <text:p>0.98</text:p>
          </table:table-cell>
          <table:table-cell table:style-name="ce2" office:value-type="float" office:value="0.894" calcext:value-type="float">
            <text:p>0.89</text:p>
          </table:table-cell>
          <table:table-cell table:style-name="ce2" office:value-type="float" office:value="1.872" calcext:value-type="float">
            <text:p>1.87</text:p>
          </table:table-cell>
          <table:table-cell/>
          <table:table-cell table:style-name="ce4" table:formula="of:=([.D111]-[.H111]+1+2*[.J111])/[.L111]" office:value-type="float" office:value="28" calcext:value-type="float">
            <text:p>28</text:p>
          </table:table-cell>
          <table:table-cell table:style-name="ce4" table:formula="of:=([.C111]-[.I111]+1+2*[.K111])/[.M111]" office:value-type="float" office:value="28" calcext:value-type="float">
            <text:p>28</text:p>
          </table:table-cell>
          <table:table-cell table:style-name="ce2" table:formula="of:=[.N111]+[.O111]+[.P111]" office:value-type="float" office:value="3.743" calcext:value-type="float">
            <text:p>3.74</text:p>
          </table:table-cell>
          <table:table-cell table:style-name="ce2" table:formula="of:=(2*[.$R111]*[.$S111]*[.$F111]*[.$G111]*[.$E111]*[.$H111]*[.$I111])/([.N111]/1000)/10^12" office:value-type="float" office:value="15.1458592753327" calcext:value-type="float">
            <text:p>15.15</text:p>
          </table:table-cell>
          <table:table-cell table:style-name="ce2" table:formula="of:=(2*[.$R111]*[.$S111]*[.$F111]*[.$G111]*[.$E111]*[.$H111]*[.$I111])/([.O111]/1000)/10^12" office:value-type="float" office:value="16.5520184697987" calcext:value-type="float">
            <text:p>16.55</text:p>
          </table:table-cell>
          <table:table-cell table:style-name="ce2" table:formula="of:=(2*[.$R111]*[.$S111]*[.$F111]*[.$G111]*[.$E111]*[.$H111]*[.$I111])/([.P111]/1000)/10^12" office:value-type="float" office:value="7.90464984615385" calcext:value-type="float">
            <text:p>7.90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532" calcext:value-type="float">
            <text:p>0.53</text:p>
          </table:table-cell>
          <table:table-cell table:style-name="ce2" office:value-type="float" office:value="0.495" calcext:value-type="float">
            <text:p>0.50</text:p>
          </table:table-cell>
          <table:table-cell table:style-name="ce2" office:value-type="float" office:value="1.236" calcext:value-type="float">
            <text:p>1.24</text:p>
          </table:table-cell>
          <table:table-cell/>
          <table:table-cell table:style-name="ce4" table:formula="of:=([.D112]-[.H112]+1+2*[.J112])/[.L112]" office:value-type="float" office:value="14" calcext:value-type="float">
            <text:p>14</text:p>
          </table:table-cell>
          <table:table-cell table:style-name="ce4" table:formula="of:=([.C112]-[.I112]+1+2*[.K112])/[.M112]" office:value-type="float" office:value="14" calcext:value-type="float">
            <text:p>14</text:p>
          </table:table-cell>
          <table:table-cell table:style-name="ce2" table:formula="of:=[.N112]+[.O112]+[.P112]" office:value-type="float" office:value="2.263" calcext:value-type="float">
            <text:p>2.26</text:p>
          </table:table-cell>
          <table:table-cell table:style-name="ce2" table:formula="of:=(2*[.$R112]*[.$S112]*[.$F112]*[.$G112]*[.$E112]*[.$H112]*[.$I112])/([.N112]/1000)/10^12" office:value-type="float" office:value="13.9074290526316" calcext:value-type="float">
            <text:p>13.91</text:p>
          </table:table-cell>
          <table:table-cell table:style-name="ce2" table:formula="of:=(2*[.$R112]*[.$S112]*[.$F112]*[.$G112]*[.$E112]*[.$H112]*[.$I112])/([.O112]/1000)/10^12" office:value-type="float" office:value="14.9469742545455" calcext:value-type="float">
            <text:p>14.95</text:p>
          </table:table-cell>
          <table:table-cell table:style-name="ce2" table:formula="of:=(2*[.$R112]*[.$S112]*[.$F112]*[.$G112]*[.$E112]*[.$H112]*[.$I112])/([.P112]/1000)/10^12" office:value-type="float" office:value="5.98604551456311" calcext:value-type="float">
            <text:p>5.99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47" calcext:value-type="float">
            <text:p>0.35</text:p>
          </table:table-cell>
          <table:table-cell table:style-name="ce2" office:value-type="float" office:value="0.551" calcext:value-type="float">
            <text:p>0.55</text:p>
          </table:table-cell>
          <table:table-cell/>
          <table:table-cell table:style-name="ce4" table:formula="of:=([.D113]-[.H113]+1+2*[.J113])/[.L113]" office:value-type="float" office:value="7" calcext:value-type="float">
            <text:p>7</text:p>
          </table:table-cell>
          <table:table-cell table:style-name="ce4" table:formula="of:=([.C113]-[.I113]+1+2*[.K113])/[.M113]" office:value-type="float" office:value="7" calcext:value-type="float">
            <text:p>7</text:p>
          </table:table-cell>
          <table:table-cell table:style-name="ce2" table:formula="of:=[.N113]+[.O113]+[.P113]" office:value-type="float" office:value="1.278" calcext:value-type="float">
            <text:p>1.28</text:p>
          </table:table-cell>
          <table:table-cell table:style-name="ce2" table:formula="of:=(2*[.$R113]*[.$S113]*[.$F113]*[.$G113]*[.$E113]*[.$H113]*[.$I113])/([.N113]/1000)/10^12" office:value-type="float" office:value="4.86760016842105" calcext:value-type="float">
            <text:p>4.87</text:p>
          </table:table-cell>
          <table:table-cell table:style-name="ce2" table:formula="of:=(2*[.$R113]*[.$S113]*[.$F113]*[.$G113]*[.$E113]*[.$H113]*[.$I113])/([.O113]/1000)/10^12" office:value-type="float" office:value="5.33051315273775" calcext:value-type="float">
            <text:p>5.33</text:p>
          </table:table-cell>
          <table:table-cell table:style-name="ce2" table:formula="of:=(2*[.$R113]*[.$S113]*[.$F113]*[.$G113]*[.$E113]*[.$H113]*[.$I113])/([.P113]/1000)/10^12" office:value-type="float" office:value="3.35696563339383" calcext:value-type="float">
            <text:p>3.36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771" calcext:value-type="float">
            <text:p>0.77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3.218" calcext:value-type="float">
            <text:p>3.22</text:p>
          </table:table-cell>
          <table:table-cell/>
          <table:table-cell table:style-name="ce4" table:formula="of:=([.D114]-[.H114]+1+2*[.J114])/[.L114]" office:value-type="float" office:value="224" calcext:value-type="float">
            <text:p>224</text:p>
          </table:table-cell>
          <table:table-cell table:style-name="ce4" table:formula="of:=([.C114]-[.I114]+1+2*[.K114])/[.M114]" office:value-type="float" office:value="224" calcext:value-type="float">
            <text:p>224</text:p>
          </table:table-cell>
          <table:table-cell table:style-name="ce2" table:formula="of:=[.N114]+[.P114]" office:value-type="float" office:value="3.989" calcext:value-type="float">
            <text:p>3.99</text:p>
          </table:table-cell>
          <table:table-cell table:style-name="ce2" table:formula="of:=(2*[.$R114]*[.$S114]*[.$F114]*[.$G114]*[.$E114]*[.$H114]*[.$I114])/([.N114]/1000)/10^12" office:value-type="float" office:value="3.59861491050584" calcext:value-type="float">
            <text:p>3.60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14]*[.$S114]*[.$F114]*[.$G114]*[.$E114]*[.$H114]*[.$I114])/([.P114]/1000)/10^12" office:value-type="float" office:value="0.862191453076445" calcext:value-type="float">
            <text:p>0.86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954" calcext:value-type="float">
            <text:p>1.95</text:p>
          </table:table-cell>
          <table:table-cell table:style-name="ce2" office:value-type="float" office:value="1.785" calcext:value-type="float">
            <text:p>1.79</text:p>
          </table:table-cell>
          <table:table-cell table:style-name="ce2" office:value-type="float" office:value="3.442" calcext:value-type="float">
            <text:p>3.44</text:p>
          </table:table-cell>
          <table:table-cell/>
          <table:table-cell table:style-name="ce4" table:formula="of:=([.D115]-[.H115]+1+2*[.J115])/[.L115]" office:value-type="float" office:value="112" calcext:value-type="float">
            <text:p>112</text:p>
          </table:table-cell>
          <table:table-cell table:style-name="ce4" table:formula="of:=([.C115]-[.I115]+1+2*[.K115])/[.M115]" office:value-type="float" office:value="112" calcext:value-type="float">
            <text:p>112</text:p>
          </table:table-cell>
          <table:table-cell table:style-name="ce2" table:formula="of:=[.N115]+[.O115]+[.P115]" office:value-type="float" office:value="7.181" calcext:value-type="float">
            <text:p>7.18</text:p>
          </table:table-cell>
          <table:table-cell table:style-name="ce2" table:formula="of:=(2*[.$R115]*[.$S115]*[.$F115]*[.$G115]*[.$E115]*[.$H115]*[.$I115])/([.N115]/1000)/10^12" office:value-type="float" office:value="15.1458592753327" calcext:value-type="float">
            <text:p>15.15</text:p>
          </table:table-cell>
          <table:table-cell table:style-name="ce2" table:formula="of:=(2*[.$R115]*[.$S115]*[.$F115]*[.$G115]*[.$E115]*[.$H115]*[.$I115])/([.O115]/1000)/10^12" office:value-type="float" office:value="16.5798369882353" calcext:value-type="float">
            <text:p>16.58</text:p>
          </table:table-cell>
          <table:table-cell table:style-name="ce2" table:formula="of:=(2*[.$R115]*[.$S115]*[.$F115]*[.$G115]*[.$E115]*[.$H115]*[.$I115])/([.P115]/1000)/10^12" office:value-type="float" office:value="8.598201343405" calcext:value-type="float">
            <text:p>8.60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112/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5.804" calcext:value-type="float">
            <text:p>5.80</text:p>
          </table:table-cell>
          <table:table-cell table:style-name="ce2" office:value-type="float" office:value="6.036" calcext:value-type="float">
            <text:p>6.04</text:p>
          </table:table-cell>
          <table:table-cell table:style-name="ce2" office:value-type="float" office:value="3.155" calcext:value-type="float">
            <text:p>3.16</text:p>
          </table:table-cell>
          <table:table-cell/>
          <table:table-cell table:style-name="ce4" table:formula="of:=([.D116]-[.H116]+1+2*[.J116])/[.L116]" office:value-type="float" office:value="56" calcext:value-type="float">
            <text:p>56</text:p>
          </table:table-cell>
          <table:table-cell table:style-name="ce4" table:formula="of:=([.C116]-[.I116]+1+2*[.K116])/[.M116]" office:value-type="float" office:value="56" calcext:value-type="float">
            <text:p>56</text:p>
          </table:table-cell>
          <table:table-cell table:style-name="ce2" table:formula="of:=[.N116]+[.O116]+[.P116]" office:value-type="float" office:value="14.995" calcext:value-type="float">
            <text:p>15.00</text:p>
          </table:table-cell>
          <table:table-cell table:style-name="ce2" table:formula="of:=(2*[.$R116]*[.$S116]*[.$F116]*[.$G116]*[.$E116]*[.$H116]*[.$I116])/([.N116]/1000)/10^12" office:value-type="float" office:value="5.09907116195727" calcext:value-type="float">
            <text:p>5.10</text:p>
          </table:table-cell>
          <table:table-cell table:style-name="ce2" table:formula="of:=(2*[.$R116]*[.$S116]*[.$F116]*[.$G116]*[.$E116]*[.$H116]*[.$I116])/([.O116]/1000)/10^12" office:value-type="float" office:value="4.90308300596421" calcext:value-type="float">
            <text:p>4.90</text:p>
          </table:table-cell>
          <table:table-cell table:style-name="ce2" table:formula="of:=(2*[.$R116]*[.$S116]*[.$F116]*[.$G116]*[.$E116]*[.$H116]*[.$I116])/([.P116]/1000)/10^12" office:value-type="float" office:value="9.38035151315373" calcext:value-type="float">
            <text:p>9.38</text:p>
          </table:table-cell>
          <table:table-cell table:style-name="ce1" office:value-type="string" calcext:value-type="string">
            <text:p>FFT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56/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2.002" calcext:value-type="float">
            <text:p>2.00</text:p>
          </table:table-cell>
          <table:table-cell table:style-name="ce2" office:value-type="float" office:value="1.785" calcext:value-type="float">
            <text:p>1.79</text:p>
          </table:table-cell>
          <table:table-cell table:style-name="ce2" office:value-type="float" office:value="3.564" calcext:value-type="float">
            <text:p>3.56</text:p>
          </table:table-cell>
          <table:table-cell/>
          <table:table-cell table:style-name="ce4" table:formula="of:=([.D117]-[.H117]+1+2*[.J117])/[.L117]" office:value-type="float" office:value="28" calcext:value-type="float">
            <text:p>28</text:p>
          </table:table-cell>
          <table:table-cell table:style-name="ce4" table:formula="of:=([.C117]-[.I117]+1+2*[.K117])/[.M117]" office:value-type="float" office:value="28" calcext:value-type="float">
            <text:p>28</text:p>
          </table:table-cell>
          <table:table-cell table:style-name="ce2" table:formula="of:=[.N117]+[.O117]+[.P117]" office:value-type="float" office:value="7.351" calcext:value-type="float">
            <text:p>7.35</text:p>
          </table:table-cell>
          <table:table-cell table:style-name="ce2" table:formula="of:=(2*[.$R117]*[.$S117]*[.$F117]*[.$G117]*[.$E117]*[.$H117]*[.$I117])/([.N117]/1000)/10^12" office:value-type="float" office:value="14.7827217902098" calcext:value-type="float">
            <text:p>14.78</text:p>
          </table:table-cell>
          <table:table-cell table:style-name="ce2" table:formula="of:=(2*[.$R117]*[.$S117]*[.$F117]*[.$G117]*[.$E117]*[.$H117]*[.$I117])/([.O117]/1000)/10^12" office:value-type="float" office:value="16.5798369882353" calcext:value-type="float">
            <text:p>16.58</text:p>
          </table:table-cell>
          <table:table-cell table:style-name="ce2" table:formula="of:=(2*[.$R117]*[.$S117]*[.$F117]*[.$G117]*[.$E117]*[.$H117]*[.$I117])/([.P117]/1000)/10^12" office:value-type="float" office:value="8.30387458585859" calcext:value-type="float">
            <text:p>8.30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973" calcext:value-type="float">
            <text:p>0.97</text:p>
          </table:table-cell>
          <table:table-cell table:style-name="ce2" office:value-type="float" office:value="0.949" calcext:value-type="float">
            <text:p>0.95</text:p>
          </table:table-cell>
          <table:table-cell table:style-name="ce2" office:value-type="float" office:value="1.903" calcext:value-type="float">
            <text:p>1.90</text:p>
          </table:table-cell>
          <table:table-cell/>
          <table:table-cell table:style-name="ce4" table:formula="of:=([.D118]-[.H118]+1+2*[.J118])/[.L118]" office:value-type="float" office:value="14" calcext:value-type="float">
            <text:p>14</text:p>
          </table:table-cell>
          <table:table-cell table:style-name="ce4" table:formula="of:=([.C118]-[.I118]+1+2*[.K118])/[.M118]" office:value-type="float" office:value="14" calcext:value-type="float">
            <text:p>14</text:p>
          </table:table-cell>
          <table:table-cell table:style-name="ce2" table:formula="of:=[.N118]+[.O118]+[.P118]" office:value-type="float" office:value="3.825" calcext:value-type="float">
            <text:p>3.83</text:p>
          </table:table-cell>
          <table:table-cell table:style-name="ce2" table:formula="of:=(2*[.$R118]*[.$S118]*[.$F118]*[.$G118]*[.$E118]*[.$H118]*[.$I118])/([.N118]/1000)/10^12" office:value-type="float" office:value="15.2081238561151" calcext:value-type="float">
            <text:p>15.21</text:p>
          </table:table-cell>
          <table:table-cell table:style-name="ce2" table:formula="of:=(2*[.$R118]*[.$S118]*[.$F118]*[.$G118]*[.$E118]*[.$H118]*[.$I118])/([.O118]/1000)/10^12" office:value-type="float" office:value="15.592733943098" calcext:value-type="float">
            <text:p>15.59</text:p>
          </table:table-cell>
          <table:table-cell table:style-name="ce2" table:formula="of:=(2*[.$R118]*[.$S118]*[.$F118]*[.$G118]*[.$E118]*[.$H118]*[.$I118])/([.P118]/1000)/10^12" office:value-type="float" office:value="7.77588256016816" calcext:value-type="float">
            <text:p>7.78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629" calcext:value-type="float">
            <text:p>0.63</text:p>
          </table:table-cell>
          <table:table-cell table:style-name="ce2" office:value-type="float" office:value="0.573" calcext:value-type="float">
            <text:p>0.57</text:p>
          </table:table-cell>
          <table:table-cell table:style-name="ce2" office:value-type="float" office:value="1.724" calcext:value-type="float">
            <text:p>1.72</text:p>
          </table:table-cell>
          <table:table-cell/>
          <table:table-cell table:style-name="ce4" table:formula="of:=([.D119]-[.H119]+1+2*[.J119])/[.L119]" office:value-type="float" office:value="7" calcext:value-type="float">
            <text:p>7</text:p>
          </table:table-cell>
          <table:table-cell table:style-name="ce4" table:formula="of:=([.C119]-[.I119]+1+2*[.K119])/[.M119]" office:value-type="float" office:value="7" calcext:value-type="float">
            <text:p>7</text:p>
          </table:table-cell>
          <table:table-cell table:style-name="ce2" table:formula="of:=[.N119]+[.O119]+[.P119]" office:value-type="float" office:value="2.926" calcext:value-type="float">
            <text:p>2.93</text:p>
          </table:table-cell>
          <table:table-cell table:style-name="ce2" table:formula="of:=(2*[.$R119]*[.$S119]*[.$F119]*[.$G119]*[.$E119]*[.$H119]*[.$I119])/([.N119]/1000)/10^12" office:value-type="float" office:value="5.88136109379968" calcext:value-type="float">
            <text:p>5.88</text:p>
          </table:table-cell>
          <table:table-cell table:style-name="ce2" table:formula="of:=(2*[.$R119]*[.$S119]*[.$F119]*[.$G119]*[.$E119]*[.$H119]*[.$I119])/([.O119]/1000)/10^12" office:value-type="float" office:value="6.45615380104712" calcext:value-type="float">
            <text:p>6.46</text:p>
          </table:table-cell>
          <table:table-cell table:style-name="ce2" table:formula="of:=(2*[.$R119]*[.$S119]*[.$F119]*[.$G119]*[.$E119]*[.$H119]*[.$I119])/([.P119]/1000)/10^12" office:value-type="float" office:value="2.14580981902552" calcext:value-type="float">
            <text:p>2.15</text:p>
          </table:table-cell>
          <table:table-cell table:style-name="ce1"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498" calcext:value-type="float">
            <text:p>0.50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1.107" calcext:value-type="float">
            <text:p>1.11</text:p>
          </table:table-cell>
          <table:table-cell/>
          <table:table-cell table:style-name="ce4" table:formula="of:=([.D120]-[.H120]+1+2*[.J120])/[.L120]" office:value-type="float" office:value="112" calcext:value-type="float">
            <text:p>112</text:p>
          </table:table-cell>
          <table:table-cell table:style-name="ce4" table:formula="of:=([.C120]-[.I120]+1+2*[.K120])/[.M120]" office:value-type="float" office:value="112" calcext:value-type="float">
            <text:p>112</text:p>
          </table:table-cell>
          <table:table-cell table:style-name="ce2" table:formula="of:=[.N120]+[.P120]" office:value-type="float" office:value="1.605" calcext:value-type="float">
            <text:p>1.61</text:p>
          </table:table-cell>
          <table:table-cell table:style-name="ce2" table:formula="of:=(2*[.$R120]*[.$S120]*[.$F120]*[.$G120]*[.$E120]*[.$H120]*[.$I120])/([.N120]/1000)/10^12" office:value-type="float" office:value="7.5832258313253" calcext:value-type="float">
            <text:p>7.58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20]*[.$S120]*[.$F120]*[.$G120]*[.$E120]*[.$H120]*[.$I120])/([.P120]/1000)/10^12" office:value-type="float" office:value="3.41142408672087" calcext:value-type="float">
            <text:p>3.41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585" calcext:value-type="float">
            <text:p>0.59</text:p>
          </table:table-cell>
          <table:table-cell table:style-name="ce2" office:value-type="float" office:value="0.389" calcext:value-type="float">
            <text:p>0.39</text:p>
          </table:table-cell>
          <table:table-cell table:style-name="ce2" office:value-type="float" office:value="0.596" calcext:value-type="float">
            <text:p>0.60</text:p>
          </table:table-cell>
          <table:table-cell/>
          <table:table-cell table:style-name="ce4" table:formula="of:=([.D121]-[.H121]+1+2*[.J121])/[.L121]" office:value-type="float" office:value="28" calcext:value-type="float">
            <text:p>28</text:p>
          </table:table-cell>
          <table:table-cell table:style-name="ce4" table:formula="of:=([.C121]-[.I121]+1+2*[.K121])/[.M121]" office:value-type="float" office:value="28" calcext:value-type="float">
            <text:p>28</text:p>
          </table:table-cell>
          <table:table-cell table:style-name="ce2" table:formula="of:=[.N121]+[.O121]+[.P121]" office:value-type="float" office:value="1.57" calcext:value-type="float">
            <text:p>1.57</text:p>
          </table:table-cell>
          <table:table-cell table:style-name="ce2" table:formula="of:=(2*[.$R121]*[.$S121]*[.$F121]*[.$G121]*[.$E121]*[.$H121]*[.$I121])/([.N121]/1000)/10^12" office:value-type="float" office:value="6.5872082051282" calcext:value-type="float">
            <text:p>6.59</text:p>
          </table:table-cell>
          <table:table-cell table:style-name="ce2" table:formula="of:=(2*[.$R121]*[.$S121]*[.$F121]*[.$G121]*[.$E121]*[.$H121]*[.$I121])/([.O121]/1000)/10^12" office:value-type="float" office:value="9.90621285347044" calcext:value-type="float">
            <text:p>9.91</text:p>
          </table:table-cell>
          <table:table-cell table:style-name="ce2" table:formula="of:=(2*[.$R121]*[.$S121]*[.$F121]*[.$G121]*[.$E121]*[.$H121]*[.$I121])/([.P121]/1000)/10^12" office:value-type="float" office:value="6.4656322147651" calcext:value-type="float">
            <text:p>6.47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059" calcext:value-type="float">
            <text:p>0.06</text:p>
          </table:table-cell>
          <table:table-cell table:style-name="ce2" office:value-type="float" office:value="0.082" calcext:value-type="float">
            <text:p>0.08</text:p>
          </table:table-cell>
          <table:table-cell table:style-name="ce2" office:value-type="float" office:value="0.149" calcext:value-type="float">
            <text:p>0.15</text:p>
          </table:table-cell>
          <table:table-cell/>
          <table:table-cell table:style-name="ce4" table:formula="of:=([.D122]-[.H122]+1+2*[.J122])/[.L122]" office:value-type="float" office:value="28" calcext:value-type="float">
            <text:p>28</text:p>
          </table:table-cell>
          <table:table-cell table:style-name="ce4" table:formula="of:=([.C122]-[.I122]+1+2*[.K122])/[.M122]" office:value-type="float" office:value="28" calcext:value-type="float">
            <text:p>28</text:p>
          </table:table-cell>
          <table:table-cell table:style-name="ce2" table:formula="of:=[.N122]+[.O122]+[.P122]" office:value-type="float" office:value="0.29" calcext:value-type="float">
            <text:p>0.29</text:p>
          </table:table-cell>
          <table:table-cell table:style-name="ce2" table:formula="of:=(2*[.$R122]*[.$S122]*[.$F122]*[.$G122]*[.$E122]*[.$H122]*[.$I122])/([.N122]/1000)/10^12" office:value-type="float" office:value="5.22510752542373" calcext:value-type="float">
            <text:p>5.23</text:p>
          </table:table-cell>
          <table:table-cell table:style-name="ce2" table:formula="of:=(2*[.$R122]*[.$S122]*[.$F122]*[.$G122]*[.$E122]*[.$H122]*[.$I122])/([.O122]/1000)/10^12" office:value-type="float" office:value="3.75952858536585" calcext:value-type="float">
            <text:p>3.76</text:p>
          </table:table-cell>
          <table:table-cell table:style-name="ce2" table:formula="of:=(2*[.$R122]*[.$S122]*[.$F122]*[.$G122]*[.$E122]*[.$H122]*[.$I122])/([.P122]/1000)/10^12" office:value-type="float" office:value="2.06900230872483" calcext:value-type="float">
            <text:p>2.07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464" calcext:value-type="float">
            <text:p>1.46</text:p>
          </table:table-cell>
          <table:table-cell table:style-name="ce2" office:value-type="float" office:value="1.241" calcext:value-type="float">
            <text:p>1.24</text:p>
          </table:table-cell>
          <table:table-cell table:style-name="ce2" office:value-type="float" office:value="1.29" calcext:value-type="float">
            <text:p>1.29</text:p>
          </table:table-cell>
          <table:table-cell/>
          <table:table-cell table:style-name="ce4" table:formula="of:=([.D123]-[.H123]+1+2*[.J123])/[.L123]" office:value-type="float" office:value="14" calcext:value-type="float">
            <text:p>14</text:p>
          </table:table-cell>
          <table:table-cell table:style-name="ce4" table:formula="of:=([.C123]-[.I123]+1+2*[.K123])/[.M123]" office:value-type="float" office:value="14" calcext:value-type="float">
            <text:p>14</text:p>
          </table:table-cell>
          <table:table-cell table:style-name="ce2" table:formula="of:=[.N123]+[.O123]+[.P123]" office:value-type="float" office:value="3.995" calcext:value-type="float">
            <text:p>4.00</text:p>
          </table:table-cell>
          <table:table-cell table:style-name="ce2" table:formula="of:=(2*[.$R123]*[.$S123]*[.$F123]*[.$G123]*[.$E123]*[.$H123]*[.$I123])/([.N123]/1000)/10^12" office:value-type="float" office:value="2.63218360655738" calcext:value-type="float">
            <text:p>2.63</text:p>
          </table:table-cell>
          <table:table-cell table:style-name="ce2" table:formula="of:=(2*[.$R123]*[.$S123]*[.$F123]*[.$G123]*[.$E123]*[.$H123]*[.$I123])/([.O123]/1000)/10^12" office:value-type="float" office:value="3.10517066881547" calcext:value-type="float">
            <text:p>3.11</text:p>
          </table:table-cell>
          <table:table-cell table:style-name="ce2" table:formula="of:=(2*[.$R123]*[.$S123]*[.$F123]*[.$G123]*[.$E123]*[.$H123]*[.$I123])/([.P123]/1000)/10^12" office:value-type="float" office:value="2.9872223255814" calcext:value-type="float">
            <text:p>2.99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.09" calcext:value-type="float">
            <text:p>0.09</text:p>
          </table:table-cell>
          <table:table-cell table:style-name="ce2" office:value-type="float" office:value="0.166" calcext:value-type="float">
            <text:p>0.17</text:p>
          </table:table-cell>
          <table:table-cell/>
          <table:table-cell table:style-name="ce4" table:formula="of:=([.D124]-[.H124]+1+2*[.J124])/[.L124]" office:value-type="float" office:value="14" calcext:value-type="float">
            <text:p>14</text:p>
          </table:table-cell>
          <table:table-cell table:style-name="ce4" table:formula="of:=([.C124]-[.I124]+1+2*[.K124])/[.M124]" office:value-type="float" office:value="14" calcext:value-type="float">
            <text:p>14</text:p>
          </table:table-cell>
          <table:table-cell table:style-name="ce2" table:formula="of:=[.N124]+[.O124]+[.P124]" office:value-type="float" office:value="0.346" calcext:value-type="float">
            <text:p>0.35</text:p>
          </table:table-cell>
          <table:table-cell table:style-name="ce2" table:formula="of:=(2*[.$R124]*[.$S124]*[.$F124]*[.$G124]*[.$E124]*[.$H124]*[.$I124])/([.N124]/1000)/10^12" office:value-type="float" office:value="6.85069653333333" calcext:value-type="float">
            <text:p>6.85</text:p>
          </table:table-cell>
          <table:table-cell table:style-name="ce2" table:formula="of:=(2*[.$R124]*[.$S124]*[.$F124]*[.$G124]*[.$E124]*[.$H124]*[.$I124])/([.O124]/1000)/10^12" office:value-type="float" office:value="6.85069653333333" calcext:value-type="float">
            <text:p>6.85</text:p>
          </table:table-cell>
          <table:table-cell table:style-name="ce2" table:formula="of:=(2*[.$R124]*[.$S124]*[.$F124]*[.$G124]*[.$E124]*[.$H124]*[.$I124])/([.P124]/1000)/10^12" office:value-type="float" office:value="3.71423306024096" calcext:value-type="float">
            <text:p>3.71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102" calcext:value-type="float">
            <text:p>0.10</text:p>
          </table:table-cell>
          <table:table-cell table:style-name="ce2" office:value-type="float" office:value="0.061" calcext:value-type="float">
            <text:p>0.06</text:p>
          </table:table-cell>
          <table:table-cell table:style-name="ce2" office:value-type="float" office:value="0.098" calcext:value-type="float">
            <text:p>0.10</text:p>
          </table:table-cell>
          <table:table-cell/>
          <table:table-cell table:style-name="ce4" table:formula="of:=([.D125]-[.H125]+1+2*[.J125])/[.L125]" office:value-type="float" office:value="7" calcext:value-type="float">
            <text:p>7</text:p>
          </table:table-cell>
          <table:table-cell table:style-name="ce4" table:formula="of:=([.C125]-[.I125]+1+2*[.K125])/[.M125]" office:value-type="float" office:value="7" calcext:value-type="float">
            <text:p>7</text:p>
          </table:table-cell>
          <table:table-cell table:style-name="ce2" table:formula="of:=[.N125]+[.O125]+[.P125]" office:value-type="float" office:value="0.261" calcext:value-type="float">
            <text:p>0.26</text:p>
          </table:table-cell>
          <table:table-cell table:style-name="ce2" table:formula="of:=(2*[.$R125]*[.$S125]*[.$F125]*[.$G125]*[.$E125]*[.$H125]*[.$I125])/([.N125]/1000)/10^12" office:value-type="float" office:value="3.27422996078431" calcext:value-type="float">
            <text:p>3.27</text:p>
          </table:table-cell>
          <table:table-cell table:style-name="ce2" table:formula="of:=(2*[.$R125]*[.$S125]*[.$F125]*[.$G125]*[.$E125]*[.$H125]*[.$I125])/([.O125]/1000)/10^12" office:value-type="float" office:value="5.47494190163935" calcext:value-type="float">
            <text:p>5.47</text:p>
          </table:table-cell>
          <table:table-cell table:style-name="ce2" table:formula="of:=(2*[.$R125]*[.$S125]*[.$F125]*[.$G125]*[.$E125]*[.$H125]*[.$I125])/([.P125]/1000)/10^12" office:value-type="float" office:value="3.407872" calcext:value-type="float">
            <text:p>3.41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555" calcext:value-type="float">
            <text:p>0.56</text:p>
          </table:table-cell>
          <table:table-cell table:style-name="ce2" office:value-type="float" office:value="1.145" calcext:value-type="float">
            <text:p>1.15</text:p>
          </table:table-cell>
          <table:table-cell table:style-name="ce2" office:value-type="float" office:value="0.782" calcext:value-type="float">
            <text:p>0.78</text:p>
          </table:table-cell>
          <table:table-cell/>
          <table:table-cell table:style-name="ce4" table:formula="of:=([.D126]-[.H126]+1+2*[.J126])/[.L126]" office:value-type="float" office:value="7" calcext:value-type="float">
            <text:p>7</text:p>
          </table:table-cell>
          <table:table-cell table:style-name="ce4" table:formula="of:=([.C126]-[.I126]+1+2*[.K126])/[.M126]" office:value-type="float" office:value="7" calcext:value-type="float">
            <text:p>7</text:p>
          </table:table-cell>
          <table:table-cell table:style-name="ce2" table:formula="of:=[.N126]+[.O126]+[.P126]" office:value-type="float" office:value="2.482" calcext:value-type="float">
            <text:p>2.48</text:p>
          </table:table-cell>
          <table:table-cell table:style-name="ce2" table:formula="of:=(2*[.$R126]*[.$S126]*[.$F126]*[.$G126]*[.$E126]*[.$H126]*[.$I126])/([.N126]/1000)/10^12" office:value-type="float" office:value="7.52187963963964" calcext:value-type="float">
            <text:p>7.52</text:p>
          </table:table-cell>
          <table:table-cell table:style-name="ce2" table:formula="of:=(2*[.$R126]*[.$S126]*[.$F126]*[.$G126]*[.$E126]*[.$H126]*[.$I126])/([.O126]/1000)/10^12" office:value-type="float" office:value="3.64597659388646" calcext:value-type="float">
            <text:p>3.65</text:p>
          </table:table-cell>
          <table:table-cell table:style-name="ce2" table:formula="of:=(2*[.$R126]*[.$S126]*[.$F126]*[.$G126]*[.$E126]*[.$H126]*[.$I126])/([.P126]/1000)/10^12" office:value-type="float" office:value="5.33841841432225" calcext:value-type="float">
            <text:p>5.34</text:p>
          </table:table-cell>
          <table:table-cell table:style-name="ce1"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* = The backward pass wrt inputs is excluded for these kernels since they are typically the input layers of a neural network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ecurrent Layers - Vanilla</text:p>
          </table:table-cell>
          <table:table-cell/>
          <table:table-cell office:value-type="string" calcext:value-type="string">
            <text:p>Hidden Un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steps</text:p>
          </table:table-cell>
          <table:table-cell/>
          <table:table-cell office:value-type="string" calcext:value-type="string">
            <text:p>Time Forward (msec)</text:p>
          </table:table-cell>
          <table:table-cell office:value-type="string" calcext:value-type="string">
            <text:p>Time Backward (msec)</text:p>
          </table:table-cell>
          <table:table-cell office:value-type="string" calcext:value-type="string">
            <text:p>TERAFLOPS FWD</text:p>
          </table:table-cell>
          <table:table-cell office:value-type="string" calcext:value-type="string">
            <text:p>TERAFLOPS BW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4.346" calcext:value-type="float">
            <text:p>4.35</text:p>
          </table:table-cell>
          <table:table-cell table:style-name="ce2" office:value-type="float" office:value="4.136" calcext:value-type="float">
            <text:p>4.14</text:p>
          </table:table-cell>
          <table:table-cell table:style-name="ce2" table:formula="of:=(2*[.$E138]*[.$D138]*[.$C138]*[.$C138]+[.$E138]*[.$D138]*[.$C138])/([.G138]/1000)/10^12" office:value-type="float" office:value="1.14071974229176" calcext:value-type="float">
            <text:p>1.14</text:p>
          </table:table-cell>
          <table:table-cell table:style-name="ce2" table:formula="of:=(2*[.$E138]*[.$D138]*[.$C138]*[.$C138]+[.$E138]*[.$D138]*[.$C138])/([.H138]/1000)/10^12" office:value-type="float" office:value="1.19863829787234" calcext:value-type="float">
            <text:p>1.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9.458" calcext:value-type="float">
            <text:p>9.46</text:p>
          </table:table-cell>
          <table:table-cell table:style-name="ce2" office:value-type="float" office:value="9.452" calcext:value-type="float">
            <text:p>9.45</text:p>
          </table:table-cell>
          <table:table-cell table:style-name="ce2" table:formula="of:=(2*[.$E139]*[.$D139]*[.$C139]*[.$C139]+[.$E139]*[.$D139]*[.$C139])/([.G139]/1000)/10^12" office:value-type="float" office:value="1.04833326284627" calcext:value-type="float">
            <text:p>1.05</text:p>
          </table:table-cell>
          <table:table-cell table:style-name="ce2" table:formula="of:=(2*[.$E139]*[.$D139]*[.$C139]*[.$C139]+[.$E139]*[.$D139]*[.$C139])/([.H139]/1000)/10^12" office:value-type="float" office:value="1.04899873042742" calcext:value-type="float">
            <text:p>1.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1.506" calcext:value-type="float">
            <text:p>11.51</text:p>
          </table:table-cell>
          <table:table-cell table:style-name="ce2" office:value-type="float" office:value="11.461" calcext:value-type="float">
            <text:p>11.46</text:p>
          </table:table-cell>
          <table:table-cell table:style-name="ce2" table:formula="of:=(2*[.$E140]*[.$D140]*[.$C140]*[.$C140]+[.$E140]*[.$D140]*[.$C140])/([.G140]/1000)/10^12" office:value-type="float" office:value="1.72347227533461" calcext:value-type="float">
            <text:p>1.72</text:p>
          </table:table-cell>
          <table:table-cell table:style-name="ce2" table:formula="of:=(2*[.$E140]*[.$D140]*[.$C140]*[.$C140]+[.$E140]*[.$D140]*[.$C140])/([.H140]/1000)/10^12" office:value-type="float" office:value="1.73023924613908" calcext:value-type="float">
            <text:p>1.73</text:p>
          </table:table-cell>
          <table:table-cell table:number-columns-repeated="1014"/>
        </table:table-row>
        <table:table-row table:style-name="ro1">
          <table:table-cell table:formula="of:=2560*2560/1760/1760" office:value-type="float" office:value="2.11570247933884" calcext:value-type="float">
            <text:p>2.1157024793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2.129" calcext:value-type="float">
            <text:p>12.13</text:p>
          </table:table-cell>
          <table:table-cell table:style-name="ce2" office:value-type="float" office:value="9.618" calcext:value-type="float">
            <text:p>9.62</text:p>
          </table:table-cell>
          <table:table-cell table:style-name="ce2" table:formula="of:=(2*[.$E141]*[.$D141]*[.$C141]*[.$C141]+[.$E141]*[.$D141]*[.$C141])/([.G141]/1000)/10^12" office:value-type="float" office:value="3.26989397312227" calcext:value-type="float">
            <text:p>3.27</text:p>
          </table:table-cell>
          <table:table-cell table:style-name="ce2" table:formula="of:=(2*[.$E141]*[.$D141]*[.$C141]*[.$C141]+[.$E141]*[.$D141]*[.$C141])/([.H141]/1000)/10^12" office:value-type="float" office:value="4.1235749636099" calcext:value-type="float">
            <text:p>4.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6.704" calcext:value-type="float">
            <text:p>6.70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table:formula="of:=(2*[.$E142]*[.$D142]*[.$C142]*[.$C142]+[.$E142]*[.$D142]*[.$C142])/([.G142]/1000)/10^12" office:value-type="float" office:value="1.00127159904535" calcext:value-type="float">
            <text:p>1.00</text:p>
          </table:table-cell>
          <table:table-cell table:style-name="ce2" table:formula="of:=(2*[.$E142]*[.$D142]*[.$C142]*[.$C142]+[.$E142]*[.$D142]*[.$C142])/([.H142]/1000)/10^12" office:value-type="float" office:value="1.00940222556391" calcext:value-type="float">
            <text:p>1.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9.455" calcext:value-type="float">
            <text:p>9.46</text:p>
          </table:table-cell>
          <table:table-cell table:style-name="ce2" office:value-type="float" office:value="9.366" calcext:value-type="float">
            <text:p>9.37</text:p>
          </table:table-cell>
          <table:table-cell table:style-name="ce2" table:formula="of:=(2*[.$E143]*[.$D143]*[.$C143]*[.$C143]+[.$E143]*[.$D143]*[.$C143])/([.G143]/1000)/10^12" office:value-type="float" office:value="1.41988890534109" calcext:value-type="float">
            <text:p>1.42</text:p>
          </table:table-cell>
          <table:table-cell table:style-name="ce2" table:formula="of:=(2*[.$E143]*[.$D143]*[.$C143]*[.$C143]+[.$E143]*[.$D143]*[.$C143])/([.H143]/1000)/10^12" office:value-type="float" office:value="1.43338133674995" calcext:value-type="float">
            <text:p>1.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5.457" calcext:value-type="float">
            <text:p>15.46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table:formula="of:=(2*[.$E144]*[.$D144]*[.$C144]*[.$C144]+[.$E144]*[.$D144]*[.$C144])/([.G144]/1000)/10^12" office:value-type="float" office:value="1.73708347027237" calcext:value-type="float">
            <text:p>1.74</text:p>
          </table:table-cell>
          <table:table-cell table:style-name="ce2" table:formula="of:=(2*[.$E144]*[.$D144]*[.$C144]*[.$C144]+[.$E144]*[.$D144]*[.$C144])/([.H144]/1000)/10^12" office:value-type="float" office:value="1.75950846657929" calcext:value-type="float">
            <text:p>1.76</text:p>
          </table:table-cell>
          <table:table-cell table:number-columns-repeated="1014"/>
        </table:table-row>
        <table:table-row table:style-name="ro1">
          <table:table-cell table:formula="of:=2560*2560/2048/2048" office:value-type="float" office:value="1.5625" calcext:value-type="float">
            <text:p>1.5625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3.981" calcext:value-type="float">
            <text:p>13.98</text:p>
          </table:table-cell>
          <table:table-cell table:style-name="ce2" office:value-type="float" office:value="10.978" calcext:value-type="float">
            <text:p>10.98</text:p>
          </table:table-cell>
          <table:table-cell table:style-name="ce2" table:formula="of:=(2*[.$E145]*[.$D145]*[.$C145]*[.$C145]+[.$E145]*[.$D145]*[.$C145])/([.G145]/1000)/10^12" office:value-type="float" office:value="3.84094116300694" calcext:value-type="float">
            <text:p>3.84</text:p>
          </table:table-cell>
          <table:table-cell table:style-name="ce2" table:formula="of:=(2*[.$E145]*[.$D145]*[.$C145]*[.$C145]+[.$E145]*[.$D145]*[.$C145])/([.H145]/1000)/10^12" office:value-type="float" office:value="4.89161945709601" calcext:value-type="float">
            <text:p>4.8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0.565" calcext:value-type="float">
            <text:p>10.57</text:p>
          </table:table-cell>
          <table:table-cell table:style-name="ce2" office:value-type="float" office:value="10.373" calcext:value-type="float">
            <text:p>10.37</text:p>
          </table:table-cell>
          <table:table-cell table:style-name="ce2" table:formula="of:=(2*[.$E146]*[.$D146]*[.$C146]*[.$C146]+[.$E146]*[.$D146]*[.$C146])/([.G146]/1000)/10^12" office:value-type="float" office:value="0.99269361097965" calcext:value-type="float">
            <text:p>0.99</text:p>
          </table:table-cell>
          <table:table-cell table:style-name="ce2" table:formula="of:=(2*[.$E146]*[.$D146]*[.$C146]*[.$C146]+[.$E146]*[.$D146]*[.$C146])/([.H146]/1000)/10^12" office:value-type="float" office:value="1.0110679649089" calcext:value-type="float">
            <text:p>1.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2.382" calcext:value-type="float">
            <text:p>12.38</text:p>
          </table:table-cell>
          <table:table-cell table:style-name="ce2" office:value-type="float" office:value="12.309" calcext:value-type="float">
            <text:p>12.31</text:p>
          </table:table-cell>
          <table:table-cell table:style-name="ce2" table:formula="of:=(2*[.$E147]*[.$D147]*[.$C147]*[.$C147]+[.$E147]*[.$D147]*[.$C147])/([.G147]/1000)/10^12" office:value-type="float" office:value="1.69404102729769" calcext:value-type="float">
            <text:p>1.69</text:p>
          </table:table-cell>
          <table:table-cell table:style-name="ce2" table:formula="of:=(2*[.$E147]*[.$D147]*[.$C147]*[.$C147]+[.$E147]*[.$D147]*[.$C147])/([.H147]/1000)/10^12" office:value-type="float" office:value="1.70408774067755" calcext:value-type="float">
            <text:p>1.7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8.139" calcext:value-type="float">
            <text:p>18.14</text:p>
          </table:table-cell>
          <table:table-cell table:style-name="ce2" office:value-type="float" office:value="17.843" calcext:value-type="float">
            <text:p>17.84</text:p>
          </table:table-cell>
          <table:table-cell table:style-name="ce2" table:formula="of:=(2*[.$E148]*[.$D148]*[.$C148]*[.$C148]+[.$E148]*[.$D148]*[.$C148])/([.G148]/1000)/10^12" office:value-type="float" office:value="2.31276431997354" calcext:value-type="float">
            <text:p>2.31</text:p>
          </table:table-cell>
          <table:table-cell table:style-name="ce2" table:formula="of:=(2*[.$E148]*[.$D148]*[.$C148]*[.$C148]+[.$E148]*[.$D148]*[.$C148])/([.H148]/1000)/10^12" office:value-type="float" office:value="2.35113108782155" calcext:value-type="float">
            <text:p>2.3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7.563" calcext:value-type="float">
            <text:p>17.56</text:p>
          </table:table-cell>
          <table:table-cell table:style-name="ce2" office:value-type="float" office:value="13.837" calcext:value-type="float">
            <text:p>13.84</text:p>
          </table:table-cell>
          <table:table-cell table:style-name="ce2" table:formula="of:=(2*[.$E149]*[.$D149]*[.$C149]*[.$C149]+[.$E149]*[.$D149]*[.$C149])/([.G149]/1000)/10^12" office:value-type="float" office:value="4.77722849171554" calcext:value-type="float">
            <text:p>4.78</text:p>
          </table:table-cell>
          <table:table-cell table:style-name="ce2" table:formula="of:=(2*[.$E149]*[.$D149]*[.$C149]*[.$C149]+[.$E149]*[.$D149]*[.$C149])/([.H149]/1000)/10^12" office:value-type="float" office:value="6.06363113391631" calcext:value-type="float">
            <text:p>6.06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current Layers - LSTM</text:p>
          </table:table-cell>
          <table:table-cell/>
          <table:table-cell office:value-type="string" calcext:value-type="string">
            <text:p>Hidden Un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steps</text:p>
          </table:table-cell>
          <table:table-cell/>
          <table:table-cell office:value-type="string" calcext:value-type="string">
            <text:p>Time Forward (msec) </text:p>
          </table:table-cell>
          <table:table-cell office:value-type="string" calcext:value-type="string">
            <text:p>Time Backward (msec) </text:p>
          </table:table-cell>
          <table:table-cell office:value-type="string" calcext:value-type="string">
            <text:p>TERAFLOPS FWD</text:p>
          </table:table-cell>
          <table:table-cell office:value-type="string" calcext:value-type="string">
            <text:p>TERAFLOPS BW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.508" calcext:value-type="float">
            <text:p>1.51</text:p>
          </table:table-cell>
          <table:table-cell table:style-name="ce2" office:value-type="float" office:value="1.977" calcext:value-type="float">
            <text:p>1.98</text:p>
          </table:table-cell>
          <table:table-cell table:style-name="ce2" table:formula="of:=(8*[.$E154]*[.$D154]*[.$C154]*[.$C154])/([.G154]/1000)/10^12" office:value-type="float" office:value="0.55627374005305" calcext:value-type="float">
            <text:p>0.56</text:p>
          </table:table-cell>
          <table:table-cell table:style-name="ce2" table:formula="of:=(8*[.$E154]*[.$D154]*[.$C154]*[.$C154])/([.H154]/1000)/10^12" office:value-type="float" office:value="0.424309964592817" calcext:value-type="float">
            <text:p>0.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4.014" calcext:value-type="float">
            <text:p>4.01</text:p>
          </table:table-cell>
          <table:table-cell table:style-name="ce2" table:formula="of:=(8*[.$E155]*[.$D155]*[.$C155]*[.$C155])/([.G155]/1000)/10^12" office:value-type="float" office:value="0.594936737588652" calcext:value-type="float">
            <text:p>0.59</text:p>
          </table:table-cell>
          <table:table-cell table:style-name="ce2" table:formula="of:=(8*[.$E155]*[.$D155]*[.$C155]*[.$C155])/([.H155]/1000)/10^12" office:value-type="float" office:value="0.417967513702043" calcext:value-type="float">
            <text:p>0.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2.293" calcext:value-type="float">
            <text:p>2.29</text:p>
          </table:table-cell>
          <table:table-cell table:style-name="ce2" office:value-type="float" office:value="4.024" calcext:value-type="float">
            <text:p>4.02</text:p>
          </table:table-cell>
          <table:table-cell table:style-name="ce2" table:formula="of:=(8*[.$E156]*[.$D156]*[.$C156]*[.$C156])/([.G156]/1000)/10^12" office:value-type="float" office:value="1.46334199738334" calcext:value-type="float">
            <text:p>1.46</text:p>
          </table:table-cell>
          <table:table-cell table:style-name="ce2" table:formula="of:=(8*[.$E156]*[.$D156]*[.$C156]*[.$C156])/([.H156]/1000)/10^12" office:value-type="float" office:value="0.833857654075547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2.429" calcext:value-type="float">
            <text:p>2.43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table:formula="of:=(8*[.$E157]*[.$D157]*[.$C157]*[.$C157])/([.G157]/1000)/10^12" office:value-type="float" office:value="2.76281860848086" calcext:value-type="float">
            <text:p>2.76</text:p>
          </table:table-cell>
          <table:table-cell table:style-name="ce2" table:formula="of:=(8*[.$E157]*[.$D157]*[.$C157]*[.$C157])/([.H157]/1000)/10^12" office:value-type="float" office:value="1.36123456389452" calcext:value-type="float">
            <text:p>1.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623" calcext:value-type="float">
            <text:p>4.62</text:p>
          </table:table-cell>
          <table:table-cell table:style-name="ce2" office:value-type="float" office:value="2.825" calcext:value-type="float">
            <text:p>2.83</text:p>
          </table:table-cell>
          <table:table-cell table:style-name="ce2" table:formula="of:=(8*[.$E158]*[.$D158]*[.$C158]*[.$C158])/([.G158]/1000)/10^12" office:value-type="float" office:value="0.725815098420939" calcext:value-type="float">
            <text:p>0.73</text:p>
          </table:table-cell>
          <table:table-cell table:style-name="ce2" table:formula="of:=(8*[.$E158]*[.$D158]*[.$C158]*[.$C158])/([.H158]/1000)/10^12" office:value-type="float" office:value="1.18776750442478" calcext:value-type="float">
            <text:p>1.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542" calcext:value-type="float">
            <text:p>4.54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(8*[.$E159]*[.$D159]*[.$C159]*[.$C159])/([.G159]/1000)/10^12" office:value-type="float" office:value="1.47751792162043" calcext:value-type="float">
            <text:p>1.48</text:p>
          </table:table-cell>
          <table:table-cell table:style-name="ce2" table:formula="of:=(8*[.$E159]*[.$D159]*[.$C159]*[.$C159])/([.H159]/1000)/10^12" office:value-type="float" office:value="1.28561042145594" calcext:value-type="float">
            <text:p>1.2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392" calcext:value-type="float">
            <text:p>4.39</text:p>
          </table:table-cell>
          <table:table-cell table:style-name="ce2" office:value-type="float" office:value="8.337" calcext:value-type="float">
            <text:p>8.34</text:p>
          </table:table-cell>
          <table:table-cell table:style-name="ce2" table:formula="of:=(8*[.$E160]*[.$D160]*[.$C160]*[.$C160])/([.G160]/1000)/10^12" office:value-type="float" office:value="3.0559591985428" calcext:value-type="float">
            <text:p>3.06</text:p>
          </table:table-cell>
          <table:table-cell table:style-name="ce2" table:formula="of:=(8*[.$E160]*[.$D160]*[.$C160]*[.$C160])/([.H160]/1000)/10^12" office:value-type="float" office:value="1.60990437807365" calcext:value-type="float">
            <text:p>1.6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964" calcext:value-type="float">
            <text:p>4.96</text:p>
          </table:table-cell>
          <table:table-cell table:style-name="ce2" office:value-type="float" office:value="11.939" calcext:value-type="float">
            <text:p>11.94</text:p>
          </table:table-cell>
          <table:table-cell table:style-name="ce2" table:formula="of:=(8*[.$E161]*[.$D161]*[.$C161]*[.$C161])/([.G161]/1000)/10^12" office:value-type="float" office:value="5.40764415793715" calcext:value-type="float">
            <text:p>5.41</text:p>
          </table:table-cell>
          <table:table-cell table:style-name="ce2" table:formula="of:=(8*[.$E161]*[.$D161]*[.$C161]*[.$C161])/([.H161]/1000)/10^12" office:value-type="float" office:value="2.2483914565709" calcext:value-type="float">
            <text:p>2.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20.671" calcext:value-type="float">
            <text:p>20.67</text:p>
          </table:table-cell>
          <table:table-cell table:style-name="ce2" office:value-type="float" office:value="9.832" calcext:value-type="float">
            <text:p>9.83</text:p>
          </table:table-cell>
          <table:table-cell table:style-name="ce2" table:formula="of:=(8*[.$E162]*[.$D162]*[.$C162]*[.$C162])/([.G162]/1000)/10^12" office:value-type="float" office:value="0.649304474868173" calcext:value-type="float">
            <text:p>0.65</text:p>
          </table:table-cell>
          <table:table-cell table:style-name="ce2" table:formula="of:=(8*[.$E162]*[.$D162]*[.$C162]*[.$C162])/([.H162]/1000)/10^12" office:value-type="float" office:value="1.36511114727421" calcext:value-type="float">
            <text:p>1.3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3.145" calcext:value-type="float">
            <text:p>13.15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table:formula="of:=(8*[.$E163]*[.$D163]*[.$C163]*[.$C163])/([.G163]/1000)/10^12" office:value-type="float" office:value="2.04211073411944" calcext:value-type="float">
            <text:p>2.04</text:p>
          </table:table-cell>
          <table:table-cell table:style-name="ce2" table:formula="of:=(8*[.$E163]*[.$D163]*[.$C163]*[.$C163])/([.H163]/1000)/10^12" office:value-type="float" office:value="2.22953036544851" calcext:value-type="float">
            <text:p>2.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0.09" calcext:value-type="float">
            <text:p>10.09</text:p>
          </table:table-cell>
          <table:table-cell table:style-name="ce2" office:value-type="float" office:value="19.232" calcext:value-type="float">
            <text:p>19.23</text:p>
          </table:table-cell>
          <table:table-cell table:style-name="ce2" table:formula="of:=(8*[.$E164]*[.$D164]*[.$C164]*[.$C164])/([.G164]/1000)/10^12" office:value-type="float" office:value="5.32082172447968" calcext:value-type="float">
            <text:p>5.32</text:p>
          </table:table-cell>
          <table:table-cell table:style-name="ce2" table:formula="of:=(8*[.$E164]*[.$D164]*[.$C164]*[.$C164])/([.H164]/1000)/10^12" office:value-type="float" office:value="2.79155008319468" calcext:value-type="float">
            <text:p>2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20.81" calcext:value-type="float">
            <text:p>20.81</text:p>
          </table:table-cell>
          <table:table-cell table:style-name="ce2" table:formula="of:=(8*[.$E165]*[.$D165]*[.$C165]*[.$C165])/([.G165]/1000)/10^12" office:value-type="float" office:value="6.6609294292804" calcext:value-type="float">
            <text:p>6.66</text:p>
          </table:table-cell>
          <table:table-cell table:style-name="ce2" table:formula="of:=(8*[.$E165]*[.$D165]*[.$C165]*[.$C165])/([.H165]/1000)/10^12" office:value-type="float" office:value="5.15973966362326" calcext:value-type="float">
            <text:p>5.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80.931" calcext:value-type="float">
            <text:p>80.93</text:p>
          </table:table-cell>
          <table:table-cell table:style-name="ce2" office:value-type="float" office:value="57.364" calcext:value-type="float">
            <text:p>57.36</text:p>
          </table:table-cell>
          <table:table-cell table:style-name="ce2" table:formula="of:=(8*[.$E166]*[.$D166]*[.$C166]*[.$C166])/([.G166]/1000)/10^12" office:value-type="float" office:value="0.66336868690613" calcext:value-type="float">
            <text:p>0.66</text:p>
          </table:table-cell>
          <table:table-cell table:style-name="ce2" table:formula="of:=(8*[.$E166]*[.$D166]*[.$C166]*[.$C166])/([.H166]/1000)/10^12" office:value-type="float" office:value="0.93590215466146" calcext:value-type="float">
            <text:p>0.9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39.794" calcext:value-type="float">
            <text:p>39.79</text:p>
          </table:table-cell>
          <table:table-cell table:style-name="ce2" office:value-type="float" office:value="36.349" calcext:value-type="float">
            <text:p>36.35</text:p>
          </table:table-cell>
          <table:table-cell table:style-name="ce2" table:formula="of:=(8*[.$E167]*[.$D167]*[.$C167]*[.$C167])/([.G167]/1000)/10^12" office:value-type="float" office:value="2.69825055033422" calcext:value-type="float">
            <text:p>2.70</text:p>
          </table:table-cell>
          <table:table-cell table:style-name="ce2" table:formula="of:=(8*[.$E167]*[.$D167]*[.$C167]*[.$C167])/([.H167]/1000)/10^12" office:value-type="float" office:value="2.9539789925445" calcext:value-type="float">
            <text:p>2.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32.291" calcext:value-type="float">
            <text:p>32.29</text:p>
          </table:table-cell>
          <table:table-cell table:style-name="ce2" office:value-type="float" office:value="46.613" calcext:value-type="float">
            <text:p>46.61</text:p>
          </table:table-cell>
          <table:table-cell table:style-name="ce2" table:formula="of:=(8*[.$E168]*[.$D168]*[.$C168]*[.$C168])/([.G168]/1000)/10^12" office:value-type="float" office:value="6.65040924096498" calcext:value-type="float">
            <text:p>6.65</text:p>
          </table:table-cell>
          <table:table-cell table:style-name="ce2" table:formula="of:=(8*[.$E168]*[.$D168]*[.$C168]*[.$C168])/([.H168]/1000)/10^12" office:value-type="float" office:value="4.60704878038315" calcext:value-type="float">
            <text:p>4.6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54.986" calcext:value-type="float">
            <text:p>54.99</text:p>
          </table:table-cell>
          <table:table-cell table:style-name="ce2" office:value-type="float" office:value="59.868" calcext:value-type="float">
            <text:p>59.87</text:p>
          </table:table-cell>
          <table:table-cell table:style-name="ce2" table:formula="of:=(8*[.$E169]*[.$D169]*[.$C169]*[.$C169])/([.G169]/1000)/10^12" office:value-type="float" office:value="7.81101970683447" calcext:value-type="float">
            <text:p>7.81</text:p>
          </table:table-cell>
          <table:table-cell table:style-name="ce2" table:formula="of:=(8*[.$E169]*[.$D169]*[.$C169]*[.$C169])/([.H169]/1000)/10^12" office:value-type="float" office:value="7.17406176254426" calcext:value-type="float">
            <text:p>7.1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s" table:style-name="ta2">
        <table:table-column table:style-name="co15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CPU Model</text:p>
          </table:table-cell>
          <table:table-cell table:style-name="ce6" office:value-type="string" calcext:value-type="string">
            <text:p>Intel(R) Xeon(R) CPU E5-2650 v3 @ 2.30GHz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PU Model</text:p>
          </table:table-cell>
          <table:table-cell table:style-name="ce7" office:value-type="string" calcext:value-type="string">
            <text:p>Nvidia Tesla M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nux Kernel Version</text:p>
          </table:table-cell>
          <table:table-cell table:style-name="ce7" office:value-type="string" calcext:value-type="string">
            <text:p>3.13.0-57-generic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UDA Version</text:p>
          </table:table-cell>
          <table:table-cell table:style-name="ce8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udnn Version</text:p>
          </table:table-cell>
          <table:table-cell table:style-name="ce8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penMPI Version</text:p>
          </table:table-cell>
          <table:table-cell table:style-name="ce7" office:value-type="string" calcext:value-type="string">
            <text:p>1.10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vidia Driver</text:p>
          </table:table-cell>
          <table:table-cell table:style-name="ce9" office:value-type="float" office:value="367.35" calcext:value-type="float">
            <text:p>367.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otherboard</text:p>
          </table:table-cell>
          <table:table-cell table:style-name="ce7" office:value-type="string" calcext:value-type="string">
            <text:p>Tyan FT77C-B707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ios Version</text:p>
          </table:table-cell>
          <table:table-cell office:value-type="string" calcext:value-type="string">
            <text:p>V1.03B.B1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CA Version</text:p>
          </table:table-cell>
          <table:table-cell office:value-type="string" calcext:value-type="string">
            <text:p>v2.34.5000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s" style:display-name="PageStyle_Spe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Elsen</meta:initial-creator>
    <meta:creation-date>2016-06-07T15:13:25</meta:creation-date>
    <dc:date>2016-10-29T18:59:04.734677084</dc:date>
    <meta:generator>LibreOffice/4.2.8.2$Linux_X86_64 LibreOffice_project/420m0$Build-2</meta:generator>
    <meta:editing-duration>PT20H31M5S</meta:editing-duration>
    <meta:editing-cycles>2</meta:editing-cycles>
    <meta:document-statistic meta:table-count="2" meta:cell-count="1571" meta:object-count="0"/>
    <meta:user-defined meta:name="AppVersion">14.0300</meta:user-defined>
    <meta:user-defined meta:name="Company">Baid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